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([.A1]-[.$D$2])/[.$E$2]" office:value-type="float" office:value="-0.720482514372841" calcext:value-type="float">
            <text:p/>
          </table:table-cell>
          <table:table-cell table:style-name="ce1" office:value-type="string" calcext:value-type="string">
            <text:p>suma pixeles</text:p>
          </table:table-cell>
          <table:table-cell table:style-name="ce1" office:value-type="string" calcext:value-type="string">
            <text:p>Lo-promedio</text:p>
          </table:table-cell>
          <table:table-cell table:style-name="ce1" office:value-type="string" calcext:value-type="string">
            <text:p>Lo-stdev</text:p>
          </table:table-cell>
          <table:table-cell table:style-name="ce1" office:value-type="string" calcext:value-type="string">
            <text:p>Old-promedio</text:p>
          </table:table-cell>
          <table:table-cell table:style-name="ce1" office:value-type="string" calcext:value-type="string">
            <text:p>Old-stdev</text:p>
          </table:table-cell>
          <table:table-cell table:style-name="ce1" office:value-type="string" calcext:value-type="string">
            <text:p>promedio</text:p>
          </table:table-cell>
          <table:table-cell table:style-name="ce1" office:value-type="string" calcext:value-type="string">
            <text:p>stde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]-[.$D$2])/[.$E$2]" office:value-type="float" office:value="-0.720482514372841" calcext:value-type="float">
            <text:p/>
          </table:table-cell>
          <table:table-cell table:formula="of:=SUM([.A1:.A1888])" office:value-type="float" office:value="147960" calcext:value-type="float">
            <text:p/>
          </table:table-cell>
          <table:table-cell table:formula="of:=AVERAGE([.A1:.A1888])" office:value-type="float" office:value="78.3686440677966" calcext:value-type="float">
            <text:p/>
          </table:table-cell>
          <table:table-cell table:formula="of:=STDEVP([.A1:.A1888])" office:value-type="float" office:value="108.772444166829" calcext:value-type="float">
            <text:p/>
          </table:table-cell>
          <table:table-cell office:value-type="float" office:value="78.3686" calcext:value-type="float">
            <text:p>78.3686</text:p>
          </table:table-cell>
          <table:table-cell office:value-type="float" office:value="108.773" calcext:value-type="float">
            <text:p>108.773</text:p>
          </table:table-cell>
          <table:table-cell office:value-type="float" office:value="8.94492" calcext:value-type="float">
            <text:p>8.94492</text:p>
          </table:table-cell>
          <table:table-cell office:value-type="float" office:value="133.765" calcext:value-type="float">
            <text:p>133.7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]-[.$D$2])/[.$E$2]" office:value-type="float" office:value="-0.720482514372841" calcext:value-type="float">
            <text:p/>
          </table:table-cell>
          <table:table-cell table:formula="of:=SUM([.A1:.A57])" office:value-type="float" office:value="12" calcext:value-type="float">
            <text:p/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A4]-[.$D$2])/[.$E$2]" office:value-type="float" office:value="-0.70209550454402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5]-[.$D$2])/[.$E$2]" office:value-type="float" office:value="-0.69290199962961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6]-[.$D$2])/[.$E$2]" office:value-type="float" office:value="-0.69290199962961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4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4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4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4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4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4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4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4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4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4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5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5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5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5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5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5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56]-[.$D$2])/[.$E$2]" office:value-type="float" office:value="-0.69290199962961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A57]-[.$D$2])/[.$E$2]" office:value-type="float" office:value="-0.71128900945843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5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5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A60]-[.$D$2])/[.$E$2]" office:value-type="float" office:value="-0.68370849471520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A61]-[.$D$2])/[.$E$2]" office:value-type="float" office:value="-0.67451498980079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A62]-[.$D$2])/[.$E$2]" office:value-type="float" office:value="-0.38032283253971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([.A63]-[.$D$2])/[.$E$2]" office:value-type="float" office:value="0.24483550164008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([.A64]-[.$D$2])/[.$E$2]" office:value-type="float" office:value="0.95273538004955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[.A65]-[.$D$2])/[.$E$2]" office:value-type="float" office:value="1.9640209206345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([.A66]-[.$D$2])/[.$E$2]" office:value-type="float" office:value="2.7638558481880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([.A67]-[.$D$2])/[.$E$2]" office:value-type="float" office:value="3.0120804808771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([.A68]-[.$D$2])/[.$E$2]" office:value-type="float" office:value="2.7914363629313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([.A69]-[.$D$2])/[.$E$2]" office:value-type="float" office:value="2.3041806024676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([.A70]-[.$D$2])/[.$E$2]" office:value-type="float" office:value="1.8812793764048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([.A71]-[.$D$2])/[.$E$2]" office:value-type="float" office:value="1.5687002093149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([.A72]-[.$D$2])/[.$E$2]" office:value-type="float" office:value="1.3020885667970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([.A73]-[.$D$2])/[.$E$2]" office:value-type="float" office:value="1.2469275373106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[.A74]-[.$D$2])/[.$E$2]" office:value-type="float" office:value="1.4491846454276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[.A75]-[.$D$2])/[.$E$2]" office:value-type="float" office:value="1.8169248420039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[.A76]-[.$D$2])/[.$E$2]" office:value-type="float" office:value="1.9272469009768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([.A77]-[.$D$2])/[.$E$2]" office:value-type="float" office:value="1.9548274157201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([.A78]-[.$D$2])/[.$E$2]" office:value-type="float" office:value="1.9548274157201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([.A79]-[.$D$2])/[.$E$2]" office:value-type="float" office:value="1.7893443272607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([.A80]-[.$D$2])/[.$E$2]" office:value-type="float" office:value="1.6974092781166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([.A81]-[.$D$2])/[.$E$2]" office:value-type="float" office:value="1.5503131994861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[.A82]-[.$D$2])/[.$E$2]" office:value-type="float" office:value="1.6330547437158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([.A83]-[.$D$2])/[.$E$2]" office:value-type="float" office:value="1.6974092781166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([.A84]-[.$D$2])/[.$E$2]" office:value-type="float" office:value="1.936440405891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[.A85]-[.$D$2])/[.$E$2]" office:value-type="float" office:value="2.4420831761837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([.A86]-[.$D$2])/[.$E$2]" office:value-type="float" office:value="2.9477259464762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([.A87]-[.$D$2])/[.$E$2]" office:value-type="float" office:value="3.2327245988229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([.A88]-[.$D$2])/[.$E$2]" office:value-type="float" office:value="3.1315960447644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([.A89]-[.$D$2])/[.$E$2]" office:value-type="float" office:value="2.4328896712693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([.A90]-[.$D$2])/[.$E$2]" office:value-type="float" office:value="1.2561210422250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([.A91]-[.$D$2])/[.$E$2]" office:value-type="float" office:value="0.42870559992825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A92]-[.$D$2])/[.$E$2]" office:value-type="float" office:value="-0.0033891310489557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A93]-[.$D$2])/[.$E$2]" office:value-type="float" office:value="-0.49983839642703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94]-[.$D$2])/[.$E$2]" office:value-type="float" office:value="-0.62854746522875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95]-[.$D$2])/[.$E$2]" office:value-type="float" office:value="-0.62854746522875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A96]-[.$D$2])/[.$E$2]" office:value-type="float" office:value="-0.63774097014316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97]-[.$D$2])/[.$E$2]" office:value-type="float" office:value="-0.64693447505757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98]-[.$D$2])/[.$E$2]" office:value-type="float" office:value="-0.69290199962961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9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0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0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0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0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0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0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0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107]-[.$D$2])/[.$E$2]" office:value-type="float" office:value="-0.69290199962961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A108]-[.$D$2])/[.$E$2]" office:value-type="float" office:value="-0.68370849471520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109]-[.$D$2])/[.$E$2]" office:value-type="float" office:value="-0.69290199962961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1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1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1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1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1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1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116]-[.$D$2])/[.$E$2]" office:value-type="float" office:value="-0.69290199962961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A117]-[.$D$2])/[.$E$2]" office:value-type="float" office:value="-0.70209550454402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1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1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2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2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2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2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2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2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2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2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2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2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130]-[.$D$2])/[.$E$2]" office:value-type="float" office:value="-0.69290199962961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3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3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3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3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3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3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3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3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139]-[.$D$2])/[.$E$2]" office:value-type="float" office:value="-0.69290199962961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A140]-[.$D$2])/[.$E$2]" office:value-type="float" office:value="-0.68370849471520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A141]-[.$D$2])/[.$E$2]" office:value-type="float" office:value="-0.70209550454402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4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4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4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4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4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4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4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4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5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5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5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5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5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5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5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5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5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5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A167]-[.$D$2])/[.$E$2]" office:value-type="float" office:value="-0.66532148488638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A168]-[.$D$2])/[.$E$2]" office:value-type="float" office:value="-0.40790334728294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[.A169]-[.$D$2])/[.$E$2]" office:value-type="float" office:value="0.41951209501384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([.A170]-[.$D$2])/[.$E$2]" office:value-type="float" office:value="0.76886528176138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[.A171]-[.$D$2])/[.$E$2]" office:value-type="float" office:value="1.1549924881665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[.A172]-[.$D$2])/[.$E$2]" office:value-type="float" office:value="1.1182184685089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([.A173]-[.$D$2])/[.$E$2]" office:value-type="float" office:value="0.98950939970719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([.A174]-[.$D$2])/[.$E$2]" office:value-type="float" office:value="0.66773672770288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([.A175]-[.$D$2])/[.$E$2]" office:value-type="float" office:value="0.46547961958589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([.A176]-[.$D$2])/[.$E$2]" office:value-type="float" office:value="0.29080302621212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A177]-[.$D$2])/[.$E$2]" office:value-type="float" office:value="0.19886797706803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[.A178]-[.$D$2])/[.$E$2]" office:value-type="float" office:value="0.088545918095132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.A179]-[.$D$2])/[.$E$2]" office:value-type="float" office:value="0.05177189843749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A180]-[.$D$2])/[.$E$2]" office:value-type="float" office:value="-0.012582635963364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A181]-[.$D$2])/[.$E$2]" office:value-type="float" office:value="0.014997878779861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A182]-[.$D$2])/[.$E$2]" office:value-type="float" office:value="0.014997878779861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.A183]-[.$D$2])/[.$E$2]" office:value-type="float" office:value="0.070158908266314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[.A184]-[.$D$2])/[.$E$2]" office:value-type="float" office:value="0.13451344266717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[.A185]-[.$D$2])/[.$E$2]" office:value-type="float" office:value="0.13451344266717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.A186]-[.$D$2])/[.$E$2]" office:value-type="float" office:value="0.05177189843749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A187]-[.$D$2])/[.$E$2]" office:value-type="float" office:value="0.014997878779861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.A188]-[.$D$2])/[.$E$2]" office:value-type="float" office:value="0.070158908266314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([.A189]-[.$D$2])/[.$E$2]" office:value-type="float" office:value="0.11612643283835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[.A190]-[.$D$2])/[.$E$2]" office:value-type="float" office:value="0.13451344266717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[.A191]-[.$D$2])/[.$E$2]" office:value-type="float" office:value="0.12531993775276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([.A192]-[.$D$2])/[.$E$2]" office:value-type="float" office:value="0.14370694758158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[.A193]-[.$D$2])/[.$E$2]" office:value-type="float" office:value="0.13451344266717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.A194]-[.$D$2])/[.$E$2]" office:value-type="float" office:value="0.070158908266314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.A195]-[.$D$2])/[.$E$2]" office:value-type="float" office:value="0.024191383694270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A196]-[.$D$2])/[.$E$2]" office:value-type="float" office:value="0.014997878779861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A197]-[.$D$2])/[.$E$2]" office:value-type="float" office:value="0.014997878779861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A198]-[.$D$2])/[.$E$2]" office:value-type="float" office:value="-0.030969645792182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A199]-[.$D$2])/[.$E$2]" office:value-type="float" office:value="-0.012582635963364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[.A200]-[.$D$2])/[.$E$2]" office:value-type="float" office:value="0.079352413180723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[.A201]-[.$D$2])/[.$E$2]" office:value-type="float" office:value="0.12531993775276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[.A202]-[.$D$2])/[.$E$2]" office:value-type="float" office:value="0.17128746232481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[.A203]-[.$D$2])/[.$E$2]" office:value-type="float" office:value="0.17128746232481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([.A204]-[.$D$2])/[.$E$2]" office:value-type="float" office:value="0.1804809672392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([.A205]-[.$D$2])/[.$E$2]" office:value-type="float" office:value="0.2540290065544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([.A206]-[.$D$2])/[.$E$2]" office:value-type="float" office:value="0.44709260975707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([.A207]-[.$D$2])/[.$E$2]" office:value-type="float" office:value="0.86999383581987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([.A208]-[.$D$2])/[.$E$2]" office:value-type="float" office:value="1.2285405274818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([.A209]-[.$D$2])/[.$E$2]" office:value-type="float" office:value="1.2377340323962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([.A210]-[.$D$2])/[.$E$2]" office:value-type="float" office:value="1.0538639341080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([.A211]-[.$D$2])/[.$E$2]" office:value-type="float" office:value="0.097739423009540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A212]-[.$D$2])/[.$E$2]" office:value-type="float" office:value="-0.48145138659821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A213]-[.$D$2])/[.$E$2]" office:value-type="float" office:value="-0.70209550454402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1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1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1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1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1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1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2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2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2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2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2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2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2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2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2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2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3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3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3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3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3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3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3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3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3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3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4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4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4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4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4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4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4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4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4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4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5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5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5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5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5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5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5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5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5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5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6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6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6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6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6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6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6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6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6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6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7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7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7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7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274]-[.$D$2])/[.$E$2]" office:value-type="float" office:value="-0.62854746522875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A275]-[.$D$2])/[.$E$2]" office:value-type="float" office:value="-0.10451768510745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([.A276]-[.$D$2])/[.$E$2]" office:value-type="float" office:value="0.83321981616224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([.A277]-[.$D$2])/[.$E$2]" office:value-type="float" office:value="1.4767651601708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([.A278]-[.$D$2])/[.$E$2]" office:value-type="float" office:value="2.2398260680667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([.A279]-[.$D$2])/[.$E$2]" office:value-type="float" office:value="2.7546623432736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[.A280]-[.$D$2])/[.$E$2]" office:value-type="float" office:value="2.3685351368685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([.A281]-[.$D$2])/[.$E$2]" office:value-type="float" office:value="1.9180533960624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[.A282]-[.$D$2])/[.$E$2]" office:value-type="float" office:value="1.6330547437158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([.A283]-[.$D$2])/[.$E$2]" office:value-type="float" office:value="1.2469275373106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([.A284]-[.$D$2])/[.$E$2]" office:value-type="float" office:value="0.99870290462160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([.A285]-[.$D$2])/[.$E$2]" office:value-type="float" office:value="0.9435418751351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([.A286]-[.$D$2])/[.$E$2]" office:value-type="float" office:value="0.95273538004955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([.A287]-[.$D$2])/[.$E$2]" office:value-type="float" office:value="0.90676785547751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([.A288]-[.$D$2])/[.$E$2]" office:value-type="float" office:value="0.92515486530633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([.A289]-[.$D$2])/[.$E$2]" office:value-type="float" office:value="0.98031589479278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([.A290]-[.$D$2])/[.$E$2]" office:value-type="float" office:value="1.0170899144504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([.A291]-[.$D$2])/[.$E$2]" office:value-type="float" office:value="0.98031589479278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([.A292]-[.$D$2])/[.$E$2]" office:value-type="float" office:value="1.0906379537656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([.A293]-[.$D$2])/[.$E$2]" office:value-type="float" office:value="0.96192888496396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([.A294]-[.$D$2])/[.$E$2]" office:value-type="float" office:value="0.92515486530633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[.A295]-[.$D$2])/[.$E$2]" office:value-type="float" office:value="0.89757435056310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([.A296]-[.$D$2])/[.$E$2]" office:value-type="float" office:value="0.92515486530633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([.A297]-[.$D$2])/[.$E$2]" office:value-type="float" office:value="1.0446704291936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[.A298]-[.$D$2])/[.$E$2]" office:value-type="float" office:value="1.4491846454276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([.A299]-[.$D$2])/[.$E$2]" office:value-type="float" office:value="1.8261183469183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([.A300]-[.$D$2])/[.$E$2]" office:value-type="float" office:value="2.1203105041794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([.A301]-[.$D$2])/[.$E$2]" office:value-type="float" office:value="2.1203105041794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([.A302]-[.$D$2])/[.$E$2]" office:value-type="float" office:value="1.6514417535446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([.A303]-[.$D$2])/[.$E$2]" office:value-type="float" office:value="1.2561210422250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([.A304]-[.$D$2])/[.$E$2]" office:value-type="float" office:value="0.65854322278847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.A305]-[.$D$2])/[.$E$2]" office:value-type="float" office:value="0.042578393523088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A306]-[.$D$2])/[.$E$2]" office:value-type="float" office:value="-0.24242025882358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A307]-[.$D$2])/[.$E$2]" office:value-type="float" office:value="-0.53661241608466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A308]-[.$D$2])/[.$E$2]" office:value-type="float" office:value="-0.61935396031434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309]-[.$D$2])/[.$E$2]" office:value-type="float" office:value="-0.62854746522875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310]-[.$D$2])/[.$E$2]" office:value-type="float" office:value="-0.62854746522875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A311]-[.$D$2])/[.$E$2]" office:value-type="float" office:value="-0.63774097014316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A312]-[.$D$2])/[.$E$2]" office:value-type="float" office:value="-0.67451498980079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1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1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1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1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1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1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1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2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2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A322]-[.$D$2])/[.$E$2]" office:value-type="float" office:value="-0.59177344557111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A323]-[.$D$2])/[.$E$2]" office:value-type="float" office:value="-0.1964527342515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[.A324]-[.$D$2])/[.$E$2]" office:value-type="float" office:value="0.60338219330202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([.A325]-[.$D$2])/[.$E$2]" office:value-type="float" office:value="0.95273538004955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([.A326]-[.$D$2])/[.$E$2]" office:value-type="float" office:value="1.5043456749140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([.A327]-[.$D$2])/[.$E$2]" office:value-type="float" office:value="1.3020885667970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[.A328]-[.$D$2])/[.$E$2]" office:value-type="float" office:value="1.0078964095360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([.A329]-[.$D$2])/[.$E$2]" office:value-type="float" office:value="0.64934971787406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([.A330]-[.$D$2])/[.$E$2]" office:value-type="float" office:value="0.47467312450030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([.A331]-[.$D$2])/[.$E$2]" office:value-type="float" office:value="0.43789910484266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([.A332]-[.$D$2])/[.$E$2]" office:value-type="float" office:value="0.47467312450030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([.A333]-[.$D$2])/[.$E$2]" office:value-type="float" office:value="0.52064064907234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[.A334]-[.$D$2])/[.$E$2]" office:value-type="float" office:value="0.60338219330202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([.A335]-[.$D$2])/[.$E$2]" office:value-type="float" office:value="0.68612373753170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([.A336]-[.$D$2])/[.$E$2]" office:value-type="float" office:value="0.70451074736052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([.A337]-[.$D$2])/[.$E$2]" office:value-type="float" office:value="0.64934971787406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([.A338]-[.$D$2])/[.$E$2]" office:value-type="float" office:value="0.57580167855879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[.A339]-[.$D$2])/[.$E$2]" office:value-type="float" office:value="0.52983415398675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([.A340]-[.$D$2])/[.$E$2]" office:value-type="float" office:value="0.51144714415793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([.A341]-[.$D$2])/[.$E$2]" office:value-type="float" office:value="0.5574146687299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([.A342]-[.$D$2])/[.$E$2]" office:value-type="float" office:value="0.57580167855879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([.A343]-[.$D$2])/[.$E$2]" office:value-type="float" office:value="0.70451074736052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([.A344]-[.$D$2])/[.$E$2]" office:value-type="float" office:value="0.92515486530633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([.A345]-[.$D$2])/[.$E$2]" office:value-type="float" office:value="1.421604130684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([.A346]-[.$D$2])/[.$E$2]" office:value-type="float" office:value="1.6606352584590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([.A347]-[.$D$2])/[.$E$2]" office:value-type="float" office:value="1.8445053567472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([.A348]-[.$D$2])/[.$E$2]" office:value-type="float" office:value="1.4032171208555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([.A349]-[.$D$2])/[.$E$2]" office:value-type="float" office:value="0.31838354095535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A350]-[.$D$2])/[.$E$2]" office:value-type="float" office:value="-0.049356655620999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A351]-[.$D$2])/[.$E$2]" office:value-type="float" office:value="-0.55499942591348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A352]-[.$D$2])/[.$E$2]" office:value-type="float" office:value="-0.66532148488638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353]-[.$D$2])/[.$E$2]" office:value-type="float" office:value="-0.6561279799719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A354]-[.$D$2])/[.$E$2]" office:value-type="float" office:value="-0.67451498980079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5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5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5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5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5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6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6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6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6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6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A365]-[.$D$2])/[.$E$2]" office:value-type="float" office:value="-0.70209550454402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A366]-[.$D$2])/[.$E$2]" office:value-type="float" office:value="-0.68370849471520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A367]-[.$D$2])/[.$E$2]" office:value-type="float" office:value="-0.68370849471520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368]-[.$D$2])/[.$E$2]" office:value-type="float" office:value="-0.69290199962961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6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7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7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7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7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7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7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7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7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7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7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8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8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8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8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8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8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8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8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8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8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9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9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9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9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9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9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9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9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9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9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40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40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40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40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40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40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40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40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40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40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41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41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41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41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41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A415]-[.$D$2])/[.$E$2]" office:value-type="float" office:value="-0.5825799406567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A416]-[.$D$2])/[.$E$2]" office:value-type="float" office:value="-0.50903190134143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A417]-[.$D$2])/[.$E$2]" office:value-type="float" office:value="-0.4262903571117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A418]-[.$D$2])/[.$E$2]" office:value-type="float" office:value="-0.39870984236853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A419]-[.$D$2])/[.$E$2]" office:value-type="float" office:value="-0.48145138659821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A420]-[.$D$2])/[.$E$2]" office:value-type="float" office:value="-0.49064489151262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A421]-[.$D$2])/[.$E$2]" office:value-type="float" office:value="-0.45387087185498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A422]-[.$D$2])/[.$E$2]" office:value-type="float" office:value="-0.18725922933713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[.A423]-[.$D$2])/[.$E$2]" office:value-type="float" office:value="0.15290045249599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([.A424]-[.$D$2])/[.$E$2]" office:value-type="float" office:value="0.23564199672567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([.A425]-[.$D$2])/[.$E$2]" office:value-type="float" office:value="0.24483550164008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.A426]-[.$D$2])/[.$E$2]" office:value-type="float" office:value="0.042578393523088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A427]-[.$D$2])/[.$E$2]" office:value-type="float" office:value="-0.049356655620999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A428]-[.$D$2])/[.$E$2]" office:value-type="float" office:value="-0.13209819985067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A429]-[.$D$2])/[.$E$2]" office:value-type="float" office:value="-0.15048520967949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A430]-[.$D$2])/[.$E$2]" office:value-type="float" office:value="-0.15967871459390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A431]-[.$D$2])/[.$E$2]" office:value-type="float" office:value="-0.10451768510745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A432]-[.$D$2])/[.$E$2]" office:value-type="float" office:value="-0.067743665449817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A433]-[.$D$2])/[.$E$2]" office:value-type="float" office:value="-0.10451768510745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A434]-[.$D$2])/[.$E$2]" office:value-type="float" office:value="-0.13209819985067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A435]-[.$D$2])/[.$E$2]" office:value-type="float" office:value="-0.13209819985067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A436]-[.$D$2])/[.$E$2]" office:value-type="float" office:value="-0.0033891310489557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([.A437]-[.$D$2])/[.$E$2]" office:value-type="float" office:value="0.23564199672567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[.A438]-[.$D$2])/[.$E$2]" office:value-type="float" office:value="0.38273807535621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([.A439]-[.$D$2])/[.$E$2]" office:value-type="float" office:value="0.36435106552739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[.A440]-[.$D$2])/[.$E$2]" office:value-type="float" office:value="0.079352413180723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A441]-[.$D$2])/[.$E$2]" office:value-type="float" office:value="-0.47225788168380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A442]-[.$D$2])/[.$E$2]" office:value-type="float" office:value="-0.68370849471520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44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44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44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44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44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44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44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45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45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45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45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45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45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45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45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45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45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46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46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46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46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46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46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A466]-[.$D$2])/[.$E$2]" office:value-type="float" office:value="-0.71128900945843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467]-[.$D$2])/[.$E$2]" office:value-type="float" office:value="-0.6561279799719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A468]-[.$D$2])/[.$E$2]" office:value-type="float" office:value="-0.46306437676939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A469]-[.$D$2])/[.$E$2]" office:value-type="float" office:value="-0.41709685219735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A470]-[.$D$2])/[.$E$2]" office:value-type="float" office:value="-0.27000077356681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[.A471]-[.$D$2])/[.$E$2]" office:value-type="float" office:value="0.12531993775276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([.A472]-[.$D$2])/[.$E$2]" office:value-type="float" office:value="0.37354457044180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([.A473]-[.$D$2])/[.$E$2]" office:value-type="float" office:value="0.46547961958589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[.A474]-[.$D$2])/[.$E$2]" office:value-type="float" office:value="0.38273807535621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([.A475]-[.$D$2])/[.$E$2]" office:value-type="float" office:value="0.27241601638330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[.A476]-[.$D$2])/[.$E$2]" office:value-type="float" office:value="0.17128746232481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([.A477]-[.$D$2])/[.$E$2]" office:value-type="float" office:value="0.21725498689685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([.A478]-[.$D$2])/[.$E$2]" office:value-type="float" office:value="0.96192888496396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([.A479]-[.$D$2])/[.$E$2]" office:value-type="float" office:value="1.835311851832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[.A480]-[.$D$2])/[.$E$2]" office:value-type="float" office:value="2.2949870975532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([.A481]-[.$D$2])/[.$E$2]" office:value-type="float" office:value="2.5432117302422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([.A482]-[.$D$2])/[.$E$2]" office:value-type="float" office:value="2.2306325631523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([.A483]-[.$D$2])/[.$E$2]" office:value-type="float" office:value="1.9548274157201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([.A484]-[.$D$2])/[.$E$2]" office:value-type="float" office:value="1.6974092781166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([.A485]-[.$D$2])/[.$E$2]" office:value-type="float" office:value="1.7157962879454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([.A486]-[.$D$2])/[.$E$2]" office:value-type="float" office:value="1.4307976355988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([.A487]-[.$D$2])/[.$E$2]" office:value-type="float" office:value="1.5043456749140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([.A488]-[.$D$2])/[.$E$2]" office:value-type="float" office:value="1.4767651601708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([.A489]-[.$D$2])/[.$E$2]" office:value-type="float" office:value="1.513539179828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([.A490]-[.$D$2])/[.$E$2]" office:value-type="float" office:value="1.513539179828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[.A491]-[.$D$2])/[.$E$2]" office:value-type="float" office:value="1.8904728813192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([.A492]-[.$D$2])/[.$E$2]" office:value-type="float" office:value="2.2674065828100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([.A493]-[.$D$2])/[.$E$2]" office:value-type="float" office:value="2.7086948187016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([.A494]-[.$D$2])/[.$E$2]" office:value-type="float" office:value="2.7546623432736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[.A495]-[.$D$2])/[.$E$2]" office:value-type="float" office:value="1.8169248420039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[.A496]-[.$D$2])/[.$E$2]" office:value-type="float" office:value="0.45628611467148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A497]-[.$D$2])/[.$E$2]" office:value-type="float" office:value="-0.23322675390917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A498]-[.$D$2])/[.$E$2]" office:value-type="float" office:value="-0.43548386202616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A499]-[.$D$2])/[.$E$2]" office:value-type="float" office:value="-0.49064489151262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A500]-[.$D$2])/[.$E$2]" office:value-type="float" office:value="-0.48145138659821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A501]-[.$D$2])/[.$E$2]" office:value-type="float" office:value="-0.45387087185498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A502]-[.$D$2])/[.$E$2]" office:value-type="float" office:value="-0.4262903571117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A503]-[.$D$2])/[.$E$2]" office:value-type="float" office:value="-0.49064489151262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A504]-[.$D$2])/[.$E$2]" office:value-type="float" office:value="-0.61016045539993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A505]-[.$D$2])/[.$E$2]" office:value-type="float" office:value="-0.70209550454402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50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50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50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50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51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51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51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51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51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51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516]-[.$D$2])/[.$E$2]" office:value-type="float" office:value="-0.62854746522875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A517]-[.$D$2])/[.$E$2]" office:value-type="float" office:value="-0.45387087185498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A518]-[.$D$2])/[.$E$2]" office:value-type="float" office:value="-0.25161376373799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A519]-[.$D$2])/[.$E$2]" office:value-type="float" office:value="-0.18725922933713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A520]-[.$D$2])/[.$E$2]" office:value-type="float" office:value="-0.22403324899476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A521]-[.$D$2])/[.$E$2]" office:value-type="float" office:value="-0.30677479322444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A522]-[.$D$2])/[.$E$2]" office:value-type="float" office:value="-0.37112932762530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A523]-[.$D$2])/[.$E$2]" office:value-type="float" office:value="-0.3527423177964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A524]-[.$D$2])/[.$E$2]" office:value-type="float" office:value="-0.33435530796767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A525]-[.$D$2])/[.$E$2]" office:value-type="float" office:value="-0.012582635963364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([.A526]-[.$D$2])/[.$E$2]" office:value-type="float" office:value="1.0262834193648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([.A527]-[.$D$2])/[.$E$2]" office:value-type="float" office:value="1.9732144255489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([.A528]-[.$D$2])/[.$E$2]" office:value-type="float" office:value="2.67192079904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([.A529]-[.$D$2])/[.$E$2]" office:value-type="float" office:value="2.8465973924177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([.A530]-[.$D$2])/[.$E$2]" office:value-type="float" office:value="2.460470186012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([.A531]-[.$D$2])/[.$E$2]" office:value-type="float" office:value="2.046762464864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([.A532]-[.$D$2])/[.$E$2]" office:value-type="float" office:value="1.8261183469183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([.A533]-[.$D$2])/[.$E$2]" office:value-type="float" office:value="1.7617638125175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[.A534]-[.$D$2])/[.$E$2]" office:value-type="float" office:value="1.7066027830310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([.A535]-[.$D$2])/[.$E$2]" office:value-type="float" office:value="1.7985378321751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([.A536]-[.$D$2])/[.$E$2]" office:value-type="float" office:value="1.8261183469183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([.A537]-[.$D$2])/[.$E$2]" office:value-type="float" office:value="1.8628923665760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([.A538]-[.$D$2])/[.$E$2]" office:value-type="float" office:value="2.0651494746930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([.A539]-[.$D$2])/[.$E$2]" office:value-type="float" office:value="2.5432117302422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([.A540]-[.$D$2])/[.$E$2]" office:value-type="float" office:value="2.8925649169898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([.A541]-[.$D$2])/[.$E$2]" office:value-type="float" office:value="3.0396609956203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([.A542]-[.$D$2])/[.$E$2]" office:value-type="float" office:value="2.4696636909270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([.A543]-[.$D$2])/[.$E$2]" office:value-type="float" office:value="1.0354769242792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([.A544]-[.$D$2])/[.$E$2]" office:value-type="float" office:value="0.20806148198244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A545]-[.$D$2])/[.$E$2]" office:value-type="float" office:value="-0.021776140877773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A546]-[.$D$2])/[.$E$2]" office:value-type="float" office:value="-0.47225788168380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A547]-[.$D$2])/[.$E$2]" office:value-type="float" office:value="-0.51822540625584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A548]-[.$D$2])/[.$E$2]" office:value-type="float" office:value="-0.49983839642703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A549]-[.$D$2])/[.$E$2]" office:value-type="float" office:value="-0.49064489151262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A550]-[.$D$2])/[.$E$2]" office:value-type="float" office:value="-0.4262903571117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A551]-[.$D$2])/[.$E$2]" office:value-type="float" office:value="-0.43548386202616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A552]-[.$D$2])/[.$E$2]" office:value-type="float" office:value="-0.46306437676939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A553]-[.$D$2])/[.$E$2]" office:value-type="float" office:value="-0.59177344557111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55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55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55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55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55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55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56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56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A562]-[.$D$2])/[.$E$2]" office:value-type="float" office:value="-0.63774097014316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A563]-[.$D$2])/[.$E$2]" office:value-type="float" office:value="-0.47225788168380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A564]-[.$D$2])/[.$E$2]" office:value-type="float" office:value="-0.39870984236853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A565]-[.$D$2])/[.$E$2]" office:value-type="float" office:value="-0.33435530796767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A566]-[.$D$2])/[.$E$2]" office:value-type="float" office:value="-0.27919427848121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A567]-[.$D$2])/[.$E$2]" office:value-type="float" office:value="-0.30677479322444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A568]-[.$D$2])/[.$E$2]" office:value-type="float" office:value="-0.33435530796767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A569]-[.$D$2])/[.$E$2]" office:value-type="float" office:value="-0.37112932762530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A570]-[.$D$2])/[.$E$2]" office:value-type="float" office:value="-0.41709685219735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A571]-[.$D$2])/[.$E$2]" office:value-type="float" office:value="-0.44467736694057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A572]-[.$D$2])/[.$E$2]" office:value-type="float" office:value="-0.39870984236853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A573]-[.$D$2])/[.$E$2]" office:value-type="float" office:value="-0.086130675278634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([.A574]-[.$D$2])/[.$E$2]" office:value-type="float" office:value="0.31838354095535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([.A575]-[.$D$2])/[.$E$2]" office:value-type="float" office:value="0.96192888496396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([.A576]-[.$D$2])/[.$E$2]" office:value-type="float" office:value="1.2837015569682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([.A577]-[.$D$2])/[.$E$2]" office:value-type="float" office:value="1.2653145471394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([.A578]-[.$D$2])/[.$E$2]" office:value-type="float" office:value="0.83321981616224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[.A579]-[.$D$2])/[.$E$2]" office:value-type="float" office:value="0.67693023261729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[.A580]-[.$D$2])/[.$E$2]" office:value-type="float" office:value="0.60338219330202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([.A581]-[.$D$2])/[.$E$2]" office:value-type="float" office:value="0.62176920313084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([.A582]-[.$D$2])/[.$E$2]" office:value-type="float" office:value="0.72289775718933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([.A583]-[.$D$2])/[.$E$2]" office:value-type="float" office:value="0.70451074736052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[.A584]-[.$D$2])/[.$E$2]" office:value-type="float" office:value="0.67693023261729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([.A585]-[.$D$2])/[.$E$2]" office:value-type="float" office:value="0.80563930141901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([.A586]-[.$D$2])/[.$E$2]" office:value-type="float" office:value="1.0538639341080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([.A587]-[.$D$2])/[.$E$2]" office:value-type="float" office:value="1.2377340323962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([.A588]-[.$D$2])/[.$E$2]" office:value-type="float" office:value="1.3020885667970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([.A589]-[.$D$2])/[.$E$2]" office:value-type="float" office:value="0.88838084564869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([.A590]-[.$D$2])/[.$E$2]" office:value-type="float" office:value="0.21725498689685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A591]-[.$D$2])/[.$E$2]" office:value-type="float" office:value="-0.29758128831003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A592]-[.$D$2])/[.$E$2]" office:value-type="float" office:value="-0.55499942591348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593]-[.$D$2])/[.$E$2]" office:value-type="float" office:value="-0.69290199962961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594]-[.$D$2])/[.$E$2]" office:value-type="float" office:value="-0.64693447505757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595]-[.$D$2])/[.$E$2]" office:value-type="float" office:value="-0.64693447505757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596]-[.$D$2])/[.$E$2]" office:value-type="float" office:value="-0.6561279799719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A597]-[.$D$2])/[.$E$2]" office:value-type="float" office:value="-0.67451498980079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A598]-[.$D$2])/[.$E$2]" office:value-type="float" office:value="-0.68370849471520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59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60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60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60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60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60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60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60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60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A608]-[.$D$2])/[.$E$2]" office:value-type="float" office:value="-0.70209550454402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A609]-[.$D$2])/[.$E$2]" office:value-type="float" office:value="-0.54580592099907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A610]-[.$D$2])/[.$E$2]" office:value-type="float" office:value="-0.39870984236853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A611]-[.$D$2])/[.$E$2]" office:value-type="float" office:value="-0.030969645792182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([.A612]-[.$D$2])/[.$E$2]" office:value-type="float" office:value="0.1804809672392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([.A613]-[.$D$2])/[.$E$2]" office:value-type="float" office:value="0.14370694758158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.A614]-[.$D$2])/[.$E$2]" office:value-type="float" office:value="0.060965403351905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[.A615]-[.$D$2])/[.$E$2]" office:value-type="float" office:value="0.088545918095132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A616]-[.$D$2])/[.$E$2]" office:value-type="float" office:value="-0.095324180193043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A617]-[.$D$2])/[.$E$2]" office:value-type="float" office:value="-0.095324180193043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A618]-[.$D$2])/[.$E$2]" office:value-type="float" office:value="-0.067743665449817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([.A619]-[.$D$2])/[.$E$2]" office:value-type="float" office:value="0.23564199672567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([.A620]-[.$D$2])/[.$E$2]" office:value-type="float" office:value="1.311282071711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([.A621]-[.$D$2])/[.$E$2]" office:value-type="float" office:value="2.0835364845218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([.A622]-[.$D$2])/[.$E$2]" office:value-type="float" office:value="2.5156312154990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[.A623]-[.$D$2])/[.$E$2]" office:value-type="float" office:value="2.2582130778956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[.A624]-[.$D$2])/[.$E$2]" office:value-type="float" office:value="1.7433768026887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([.A625]-[.$D$2])/[.$E$2]" office:value-type="float" office:value="1.513539179828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([.A626]-[.$D$2])/[.$E$2]" office:value-type="float" office:value="1.421604130684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([.A627]-[.$D$2])/[.$E$2]" office:value-type="float" office:value="1.4583781503420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([.A628]-[.$D$2])/[.$E$2]" office:value-type="float" office:value="1.5778937142293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([.A629]-[.$D$2])/[.$E$2]" office:value-type="float" office:value="1.5870872191437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([.A630]-[.$D$2])/[.$E$2]" office:value-type="float" office:value="1.4767651601708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[.A631]-[.$D$2])/[.$E$2]" office:value-type="float" office:value="1.5595067044005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[.A632]-[.$D$2])/[.$E$2]" office:value-type="float" office:value="1.8169248420039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([.A633]-[.$D$2])/[.$E$2]" office:value-type="float" office:value="2.2306325631523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([.A634]-[.$D$2])/[.$E$2]" office:value-type="float" office:value="2.6903078088728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([.A635]-[.$D$2])/[.$E$2]" office:value-type="float" office:value="2.9753064612194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([.A636]-[.$D$2])/[.$E$2]" office:value-type="float" office:value="2.249019572981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([.A637]-[.$D$2])/[.$E$2]" office:value-type="float" office:value="0.66773672770288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A638]-[.$D$2])/[.$E$2]" office:value-type="float" office:value="-0.021776140877773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A639]-[.$D$2])/[.$E$2]" office:value-type="float" office:value="-0.24242025882358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A640]-[.$D$2])/[.$E$2]" office:value-type="float" office:value="-0.3527423177964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A641]-[.$D$2])/[.$E$2]" office:value-type="float" office:value="-0.37112932762530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A642]-[.$D$2])/[.$E$2]" office:value-type="float" office:value="-0.40790334728294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A643]-[.$D$2])/[.$E$2]" office:value-type="float" office:value="-0.33435530796767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A644]-[.$D$2])/[.$E$2]" office:value-type="float" office:value="-0.29758128831003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A645]-[.$D$2])/[.$E$2]" office:value-type="float" office:value="-0.31596829813885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A646]-[.$D$2])/[.$E$2]" office:value-type="float" office:value="-0.46306437676939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A647]-[.$D$2])/[.$E$2]" office:value-type="float" office:value="-0.56419293082789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A648]-[.$D$2])/[.$E$2]" office:value-type="float" office:value="-0.70209550454402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64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65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65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65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65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65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A655]-[.$D$2])/[.$E$2]" office:value-type="float" office:value="-0.70209550454402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656]-[.$D$2])/[.$E$2]" office:value-type="float" office:value="-0.62854746522875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A657]-[.$D$2])/[.$E$2]" office:value-type="float" office:value="-0.40790334728294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A658]-[.$D$2])/[.$E$2]" office:value-type="float" office:value="-0.27919427848121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A659]-[.$D$2])/[.$E$2]" office:value-type="float" office:value="-0.23322675390917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A660]-[.$D$2])/[.$E$2]" office:value-type="float" office:value="-0.058550160535408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A661]-[.$D$2])/[.$E$2]" office:value-type="float" office:value="-0.095324180193043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A662]-[.$D$2])/[.$E$2]" office:value-type="float" office:value="-0.15048520967949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A663]-[.$D$2])/[.$E$2]" office:value-type="float" office:value="-0.25161376373799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A664]-[.$D$2])/[.$E$2]" office:value-type="float" office:value="-0.34354881288208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A665]-[.$D$2])/[.$E$2]" office:value-type="float" office:value="-0.29758128831003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A666]-[.$D$2])/[.$E$2]" office:value-type="float" office:value="-0.22403324899476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A667]-[.$D$2])/[.$E$2]" office:value-type="float" office:value="-0.030969645792182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([.A668]-[.$D$2])/[.$E$2]" office:value-type="float" office:value="0.86999383581987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[.A669]-[.$D$2])/[.$E$2]" office:value-type="float" office:value="1.7066027830310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([.A670]-[.$D$2])/[.$E$2]" office:value-type="float" office:value="2.1570845238371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([.A671]-[.$D$2])/[.$E$2]" office:value-type="float" office:value="2.1754715336659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([.A672]-[.$D$2])/[.$E$2]" office:value-type="float" office:value="2.1203105041794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([.A673]-[.$D$2])/[.$E$2]" office:value-type="float" office:value="1.9548274157201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([.A674]-[.$D$2])/[.$E$2]" office:value-type="float" office:value="1.7709573174319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([.A675]-[.$D$2])/[.$E$2]" office:value-type="float" office:value="1.4583781503420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([.A676]-[.$D$2])/[.$E$2]" office:value-type="float" office:value="1.421604130684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([.A677]-[.$D$2])/[.$E$2]" office:value-type="float" office:value="1.421604130684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[.A678]-[.$D$2])/[.$E$2]" office:value-type="float" office:value="1.4491846454276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([.A679]-[.$D$2])/[.$E$2]" office:value-type="float" office:value="1.6054742289725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[.A680]-[.$D$2])/[.$E$2]" office:value-type="float" office:value="1.8904728813192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([.A681]-[.$D$2])/[.$E$2]" office:value-type="float" office:value="2.4145026614405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([.A682]-[.$D$2])/[.$E$2]" office:value-type="float" office:value="2.8282103825889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([.A683]-[.$D$2])/[.$E$2]" office:value-type="float" office:value="2.8282103825889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([.A684]-[.$D$2])/[.$E$2]" office:value-type="float" office:value="1.5411196945717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([.A685]-[.$D$2])/[.$E$2]" office:value-type="float" office:value="0.26322251146889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A686]-[.$D$2])/[.$E$2]" office:value-type="float" office:value="-0.14129170476508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A687]-[.$D$2])/[.$E$2]" office:value-type="float" office:value="-0.61935396031434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A688]-[.$D$2])/[.$E$2]" office:value-type="float" office:value="-0.66532148488638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A689]-[.$D$2])/[.$E$2]" office:value-type="float" office:value="-0.68370849471520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69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69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69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69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69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69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69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69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69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69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70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70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70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70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A704]-[.$D$2])/[.$E$2]" office:value-type="float" office:value="-0.53661241608466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A705]-[.$D$2])/[.$E$2]" office:value-type="float" office:value="-0.30677479322444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A706]-[.$D$2])/[.$E$2]" office:value-type="float" office:value="-0.25161376373799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A707]-[.$D$2])/[.$E$2]" office:value-type="float" office:value="-0.15048520967949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A708]-[.$D$2])/[.$E$2]" office:value-type="float" office:value="-0.14129170476508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A709]-[.$D$2])/[.$E$2]" office:value-type="float" office:value="-0.040163150706590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A710]-[.$D$2])/[.$E$2]" office:value-type="float" office:value="-0.10451768510745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A711]-[.$D$2])/[.$E$2]" office:value-type="float" office:value="-0.086130675278634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A712]-[.$D$2])/[.$E$2]" office:value-type="float" office:value="-0.14129170476508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A713]-[.$D$2])/[.$E$2]" office:value-type="float" office:value="-0.1229046949362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[.A714]-[.$D$2])/[.$E$2]" office:value-type="float" office:value="1.0078964095360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([.A715]-[.$D$2])/[.$E$2]" office:value-type="float" office:value="1.9916014353777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([.A716]-[.$D$2])/[.$E$2]" office:value-type="float" office:value="2.5156312154990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([.A717]-[.$D$2])/[.$E$2]" office:value-type="float" office:value="2.3409546221252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([.A718]-[.$D$2])/[.$E$2]" office:value-type="float" office:value="1.7985378321751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([.A719]-[.$D$2])/[.$E$2]" office:value-type="float" office:value="1.4767651601708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([.A720]-[.$D$2])/[.$E$2]" office:value-type="float" office:value="1.3204755766259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([.A721]-[.$D$2])/[.$E$2]" office:value-type="float" office:value="1.3848301110267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([.A722]-[.$D$2])/[.$E$2]" office:value-type="float" office:value="1.4399911405132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([.A723]-[.$D$2])/[.$E$2]" office:value-type="float" office:value="1.5043456749140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[.A724]-[.$D$2])/[.$E$2]" office:value-type="float" office:value="1.5595067044005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([.A725]-[.$D$2])/[.$E$2]" office:value-type="float" office:value="1.5503131994861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([.A726]-[.$D$2])/[.$E$2]" office:value-type="float" office:value="1.6606352584590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([.A727]-[.$D$2])/[.$E$2]" office:value-type="float" office:value="2.1203105041794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[.A728]-[.$D$2])/[.$E$2]" office:value-type="float" office:value="2.5524052351566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([.A729]-[.$D$2])/[.$E$2]" office:value-type="float" office:value="2.9936934710483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([.A730]-[.$D$2])/[.$E$2]" office:value-type="float" office:value="2.7914363629313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([.A731]-[.$D$2])/[.$E$2]" office:value-type="float" office:value="0.73209126210374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A732]-[.$D$2])/[.$E$2]" office:value-type="float" office:value="-0.076937170364226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A733]-[.$D$2])/[.$E$2]" office:value-type="float" office:value="-0.54580592099907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A734]-[.$D$2])/[.$E$2]" office:value-type="float" office:value="-0.61016045539993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A735]-[.$D$2])/[.$E$2]" office:value-type="float" office:value="-0.61935396031434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736]-[.$D$2])/[.$E$2]" office:value-type="float" office:value="-0.6561279799719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737]-[.$D$2])/[.$E$2]" office:value-type="float" office:value="-0.64693447505757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738]-[.$D$2])/[.$E$2]" office:value-type="float" office:value="-0.6561279799719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A739]-[.$D$2])/[.$E$2]" office:value-type="float" office:value="-0.66532148488638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A740]-[.$D$2])/[.$E$2]" office:value-type="float" office:value="-0.68370849471520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74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74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74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74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74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74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74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74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74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A750]-[.$D$2])/[.$E$2]" office:value-type="float" office:value="-0.68370849471520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A751]-[.$D$2])/[.$E$2]" office:value-type="float" office:value="-0.61016045539993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A752]-[.$D$2])/[.$E$2]" office:value-type="float" office:value="-0.48145138659821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A753]-[.$D$2])/[.$E$2]" office:value-type="float" office:value="-0.32516180305326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A754]-[.$D$2])/[.$E$2]" office:value-type="float" office:value="-0.22403324899476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A755]-[.$D$2])/[.$E$2]" office:value-type="float" office:value="-0.28838778339562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A756]-[.$D$2])/[.$E$2]" office:value-type="float" office:value="-0.28838778339562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A757]-[.$D$2])/[.$E$2]" office:value-type="float" office:value="-0.3527423177964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A758]-[.$D$2])/[.$E$2]" office:value-type="float" office:value="-0.38032283253971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A759]-[.$D$2])/[.$E$2]" office:value-type="float" office:value="-0.34354881288208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A760]-[.$D$2])/[.$E$2]" office:value-type="float" office:value="-0.27000077356681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([.A761]-[.$D$2])/[.$E$2]" office:value-type="float" office:value="0.59418868838761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([.A762]-[.$D$2])/[.$E$2]" office:value-type="float" office:value="1.9456339108057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([.A763]-[.$D$2])/[.$E$2]" office:value-type="float" office:value="2.6535337892151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([.A764]-[.$D$2])/[.$E$2]" office:value-type="float" office:value="3.0120804808771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[.A765]-[.$D$2])/[.$E$2]" office:value-type="float" office:value="2.6995013137872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([.A766]-[.$D$2])/[.$E$2]" office:value-type="float" office:value="2.2674065828100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([.A767]-[.$D$2])/[.$E$2]" office:value-type="float" office:value="2.0835364845218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([.A768]-[.$D$2])/[.$E$2]" office:value-type="float" office:value="1.8812793764048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([.A769]-[.$D$2])/[.$E$2]" office:value-type="float" office:value="1.5319261896573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[.A770]-[.$D$2])/[.$E$2]" office:value-type="float" office:value="1.522732684742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([.A771]-[.$D$2])/[.$E$2]" office:value-type="float" office:value="1.4399911405132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([.A772]-[.$D$2])/[.$E$2]" office:value-type="float" office:value="1.4675716552564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([.A773]-[.$D$2])/[.$E$2]" office:value-type="float" office:value="1.5411196945717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([.A774]-[.$D$2])/[.$E$2]" office:value-type="float" office:value="1.8720858714904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([.A775]-[.$D$2])/[.$E$2]" office:value-type="float" office:value="2.5983727597287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([.A776]-[.$D$2])/[.$E$2]" office:value-type="float" office:value="2.9661129563050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([.A777]-[.$D$2])/[.$E$2]" office:value-type="float" office:value="2.9477259464762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[.A778]-[.$D$2])/[.$E$2]" office:value-type="float" office:value="1.6698287633734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[.A779]-[.$D$2])/[.$E$2]" office:value-type="float" office:value="0.13451344266717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A780]-[.$D$2])/[.$E$2]" office:value-type="float" office:value="-0.23322675390917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A781]-[.$D$2])/[.$E$2]" office:value-type="float" office:value="-0.53661241608466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A782]-[.$D$2])/[.$E$2]" office:value-type="float" office:value="-0.63774097014316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783]-[.$D$2])/[.$E$2]" office:value-type="float" office:value="-0.6561279799719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784]-[.$D$2])/[.$E$2]" office:value-type="float" office:value="-0.64693447505757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785]-[.$D$2])/[.$E$2]" office:value-type="float" office:value="-0.64693447505757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786]-[.$D$2])/[.$E$2]" office:value-type="float" office:value="-0.64693447505757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A787]-[.$D$2])/[.$E$2]" office:value-type="float" office:value="-0.66532148488638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788]-[.$D$2])/[.$E$2]" office:value-type="float" office:value="-0.69290199962961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78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79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79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79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79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79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79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79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79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A798]-[.$D$2])/[.$E$2]" office:value-type="float" office:value="-0.71128900945843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A799]-[.$D$2])/[.$E$2]" office:value-type="float" office:value="-0.5825799406567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A800]-[.$D$2])/[.$E$2]" office:value-type="float" office:value="-0.41709685219735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A801]-[.$D$2])/[.$E$2]" office:value-type="float" office:value="-0.29758128831003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A802]-[.$D$2])/[.$E$2]" office:value-type="float" office:value="-0.24242025882358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A803]-[.$D$2])/[.$E$2]" office:value-type="float" office:value="-0.29758128831003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A804]-[.$D$2])/[.$E$2]" office:value-type="float" office:value="-0.3527423177964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A805]-[.$D$2])/[.$E$2]" office:value-type="float" office:value="-0.41709685219735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A806]-[.$D$2])/[.$E$2]" office:value-type="float" office:value="-0.38951633745412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A807]-[.$D$2])/[.$E$2]" office:value-type="float" office:value="-0.36193582271089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A808]-[.$D$2])/[.$E$2]" office:value-type="float" office:value="-0.0033891310489557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([.A809]-[.$D$2])/[.$E$2]" office:value-type="float" office:value="1.3388625864547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([.A810]-[.$D$2])/[.$E$2]" office:value-type="float" office:value="2.3133741073820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([.A811]-[.$D$2])/[.$E$2]" office:value-type="float" office:value="2.6167597695575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([.A812]-[.$D$2])/[.$E$2]" office:value-type="float" office:value="2.3869221466973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([.A813]-[.$D$2])/[.$E$2]" office:value-type="float" office:value="1.8261183469183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[.A814]-[.$D$2])/[.$E$2]" office:value-type="float" office:value="1.7066027830310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([.A815]-[.$D$2])/[.$E$2]" office:value-type="float" office:value="1.6054742289725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([.A816]-[.$D$2])/[.$E$2]" office:value-type="float" office:value="1.5411196945717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[.A817]-[.$D$2])/[.$E$2]" office:value-type="float" office:value="1.522732684742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([.A818]-[.$D$2])/[.$E$2]" office:value-type="float" office:value="1.5503131994861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([.A819]-[.$D$2])/[.$E$2]" office:value-type="float" office:value="1.5687002093149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([.A820]-[.$D$2])/[.$E$2]" office:value-type="float" office:value="1.513539179828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([.A821]-[.$D$2])/[.$E$2]" office:value-type="float" office:value="1.8077313370895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([.A822]-[.$D$2])/[.$E$2]" office:value-type="float" office:value="2.4512766810981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([.A823]-[.$D$2])/[.$E$2]" office:value-type="float" office:value="2.9385324415618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[.A824]-[.$D$2])/[.$E$2]" office:value-type="float" office:value="2.6995013137872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([.A825]-[.$D$2])/[.$E$2]" office:value-type="float" office:value="1.2653145471394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[.A826]-[.$D$2])/[.$E$2]" office:value-type="float" office:value="0.12531993775276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A827]-[.$D$2])/[.$E$2]" office:value-type="float" office:value="-0.049356655620999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A828]-[.$D$2])/[.$E$2]" office:value-type="float" office:value="-0.40790334728294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829]-[.$D$2])/[.$E$2]" office:value-type="float" office:value="-0.62854746522875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830]-[.$D$2])/[.$E$2]" office:value-type="float" office:value="-0.62854746522875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831]-[.$D$2])/[.$E$2]" office:value-type="float" office:value="-0.6561279799719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832]-[.$D$2])/[.$E$2]" office:value-type="float" office:value="-0.64693447505757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A833]-[.$D$2])/[.$E$2]" office:value-type="float" office:value="-0.5825799406567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A834]-[.$D$2])/[.$E$2]" office:value-type="float" office:value="-0.59177344557111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835]-[.$D$2])/[.$E$2]" office:value-type="float" office:value="-0.64693447505757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83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83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83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83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84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84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84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84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84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A845]-[.$D$2])/[.$E$2]" office:value-type="float" office:value="-0.60096695048552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A846]-[.$D$2])/[.$E$2]" office:value-type="float" office:value="-0.33435530796767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A847]-[.$D$2])/[.$E$2]" office:value-type="float" office:value="0.0058043738654530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[.A848]-[.$D$2])/[.$E$2]" office:value-type="float" office:value="0.34596405569857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([.A849]-[.$D$2])/[.$E$2]" office:value-type="float" office:value="0.44709260975707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([.A850]-[.$D$2])/[.$E$2]" office:value-type="float" office:value="0.35515756061298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.A851]-[.$D$2])/[.$E$2]" office:value-type="float" office:value="0.042578393523088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A852]-[.$D$2])/[.$E$2]" office:value-type="float" office:value="-0.012582635963364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A853]-[.$D$2])/[.$E$2]" office:value-type="float" office:value="-0.058550160535408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A854]-[.$D$2])/[.$E$2]" office:value-type="float" office:value="-0.095324180193043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([.A855]-[.$D$2])/[.$E$2]" office:value-type="float" office:value="0.63096270804525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([.A856]-[.$D$2])/[.$E$2]" office:value-type="float" office:value="1.7157962879454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([.A857]-[.$D$2])/[.$E$2]" office:value-type="float" office:value="2.0651494746930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([.A858]-[.$D$2])/[.$E$2]" office:value-type="float" office:value="2.0559559697786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([.A859]-[.$D$2])/[.$E$2]" office:value-type="float" office:value="1.6606352584590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([.A860]-[.$D$2])/[.$E$2]" office:value-type="float" office:value="1.200960012738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([.A861]-[.$D$2])/[.$E$2]" office:value-type="float" office:value="1.0722509439368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([.A862]-[.$D$2])/[.$E$2]" office:value-type="float" office:value="1.0354769242792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([.A863]-[.$D$2])/[.$E$2]" office:value-type="float" office:value="1.0354769242792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([.A864]-[.$D$2])/[.$E$2]" office:value-type="float" office:value="1.1825730029097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[.A865]-[.$D$2])/[.$E$2]" office:value-type="float" office:value="1.1549924881665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[.A866]-[.$D$2])/[.$E$2]" office:value-type="float" office:value="1.1549924881665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[.A867]-[.$D$2])/[.$E$2]" office:value-type="float" office:value="1.522732684742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([.A868]-[.$D$2])/[.$E$2]" office:value-type="float" office:value="2.1754715336659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([.A869]-[.$D$2])/[.$E$2]" office:value-type="float" office:value="2.7454688383592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([.A870]-[.$D$2])/[.$E$2]" office:value-type="float" office:value="2.9477259464762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([.A871]-[.$D$2])/[.$E$2]" office:value-type="float" office:value="2.0191819501209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[.A872]-[.$D$2])/[.$E$2]" office:value-type="float" office:value="0.12531993775276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A873]-[.$D$2])/[.$E$2]" office:value-type="float" office:value="-0.44467736694057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A874]-[.$D$2])/[.$E$2]" office:value-type="float" office:value="-0.55499942591348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875]-[.$D$2])/[.$E$2]" office:value-type="float" office:value="-0.64693447505757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876]-[.$D$2])/[.$E$2]" office:value-type="float" office:value="-0.6561279799719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A877]-[.$D$2])/[.$E$2]" office:value-type="float" office:value="-0.66532148488638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878]-[.$D$2])/[.$E$2]" office:value-type="float" office:value="-0.64693447505757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A879]-[.$D$2])/[.$E$2]" office:value-type="float" office:value="-0.63774097014316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A880]-[.$D$2])/[.$E$2]" office:value-type="float" office:value="-0.63774097014316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A881]-[.$D$2])/[.$E$2]" office:value-type="float" office:value="-0.67451498980079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88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88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88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88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88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88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88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88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89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89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89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89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A894]-[.$D$2])/[.$E$2]" office:value-type="float" office:value="-0.66532148488638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A895]-[.$D$2])/[.$E$2]" office:value-type="float" office:value="-0.63774097014316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A896]-[.$D$2])/[.$E$2]" office:value-type="float" office:value="-0.59177344557111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A897]-[.$D$2])/[.$E$2]" office:value-type="float" office:value="-0.57338643574230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A898]-[.$D$2])/[.$E$2]" office:value-type="float" office:value="-0.60096695048552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899]-[.$D$2])/[.$E$2]" office:value-type="float" office:value="-0.64693447505757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900]-[.$D$2])/[.$E$2]" office:value-type="float" office:value="-0.64693447505757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901]-[.$D$2])/[.$E$2]" office:value-type="float" office:value="-0.64693447505757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902]-[.$D$2])/[.$E$2]" office:value-type="float" office:value="-0.6561279799719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903]-[.$D$2])/[.$E$2]" office:value-type="float" office:value="-0.6561279799719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A904]-[.$D$2])/[.$E$2]" office:value-type="float" office:value="-0.21483974408035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A905]-[.$D$2])/[.$E$2]" office:value-type="float" office:value="-0.021776140877773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A906]-[.$D$2])/[.$E$2]" office:value-type="float" office:value="-0.10451768510745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A907]-[.$D$2])/[.$E$2]" office:value-type="float" office:value="-0.22403324899476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A908]-[.$D$2])/[.$E$2]" office:value-type="float" office:value="-0.27000077356681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A909]-[.$D$2])/[.$E$2]" office:value-type="float" office:value="-0.27919427848121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A910]-[.$D$2])/[.$E$2]" office:value-type="float" office:value="-0.30677479322444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A911]-[.$D$2])/[.$E$2]" office:value-type="float" office:value="-0.31596829813885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A912]-[.$D$2])/[.$E$2]" office:value-type="float" office:value="-0.30677479322444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A913]-[.$D$2])/[.$E$2]" office:value-type="float" office:value="-0.31596829813885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A914]-[.$D$2])/[.$E$2]" office:value-type="float" office:value="-0.32516180305326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A915]-[.$D$2])/[.$E$2]" office:value-type="float" office:value="-0.34354881288208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A916]-[.$D$2])/[.$E$2]" office:value-type="float" office:value="-0.24242025882358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A917]-[.$D$2])/[.$E$2]" office:value-type="float" office:value="-0.15048520967949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A918]-[.$D$2])/[.$E$2]" office:value-type="float" office:value="-0.11371119002186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A919]-[.$D$2])/[.$E$2]" office:value-type="float" office:value="-0.17806572442272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A920]-[.$D$2])/[.$E$2]" office:value-type="float" office:value="-0.46306437676939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A921]-[.$D$2])/[.$E$2]" office:value-type="float" office:value="-0.68370849471520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A922]-[.$D$2])/[.$E$2]" office:value-type="float" office:value="-0.68370849471520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A923]-[.$D$2])/[.$E$2]" office:value-type="float" office:value="-0.67451498980079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A924]-[.$D$2])/[.$E$2]" office:value-type="float" office:value="-0.67451498980079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A925]-[.$D$2])/[.$E$2]" office:value-type="float" office:value="-0.67451498980079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926]-[.$D$2])/[.$E$2]" office:value-type="float" office:value="-0.64693447505757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927]-[.$D$2])/[.$E$2]" office:value-type="float" office:value="-0.62854746522875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A928]-[.$D$2])/[.$E$2]" office:value-type="float" office:value="-0.63774097014316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A929]-[.$D$2])/[.$E$2]" office:value-type="float" office:value="-0.63774097014316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930]-[.$D$2])/[.$E$2]" office:value-type="float" office:value="-0.64693447505757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A931]-[.$D$2])/[.$E$2]" office:value-type="float" office:value="-0.66532148488638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A932]-[.$D$2])/[.$E$2]" office:value-type="float" office:value="-0.70209550454402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93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93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93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93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93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938]-[.$D$2])/[.$E$2]" office:value-type="float" office:value="-0.6561279799719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A939]-[.$D$2])/[.$E$2]" office:value-type="float" office:value="-0.49983839642703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A940]-[.$D$2])/[.$E$2]" office:value-type="float" office:value="-0.37112932762530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A941]-[.$D$2])/[.$E$2]" office:value-type="float" office:value="-0.27919427848121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A942]-[.$D$2])/[.$E$2]" office:value-type="float" office:value="-0.21483974408035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A943]-[.$D$2])/[.$E$2]" office:value-type="float" office:value="-0.16887221950831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A944]-[.$D$2])/[.$E$2]" office:value-type="float" office:value="-0.15967871459390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A945]-[.$D$2])/[.$E$2]" office:value-type="float" office:value="-0.23322675390917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A946]-[.$D$2])/[.$E$2]" office:value-type="float" office:value="-0.27919427848121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A947]-[.$D$2])/[.$E$2]" office:value-type="float" office:value="-0.25161376373799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([.A948]-[.$D$2])/[.$E$2]" office:value-type="float" office:value="0.4838666294147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([.A949]-[.$D$2])/[.$E$2]" office:value-type="float" office:value="1.421604130684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([.A950]-[.$D$2])/[.$E$2]" office:value-type="float" office:value="2.1203105041794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([.A951]-[.$D$2])/[.$E$2]" office:value-type="float" office:value="2.3409546221252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[.A952]-[.$D$2])/[.$E$2]" office:value-type="float" office:value="2.1846650385803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([.A953]-[.$D$2])/[.$E$2]" office:value-type="float" office:value="1.7617638125175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([.A954]-[.$D$2])/[.$E$2]" office:value-type="float" office:value="1.3296690815403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([.A955]-[.$D$2])/[.$E$2]" office:value-type="float" office:value="1.2561210422250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([.A956]-[.$D$2])/[.$E$2]" office:value-type="float" office:value="1.1825730029097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([.A957]-[.$D$2])/[.$E$2]" office:value-type="float" office:value="1.200960012738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([.A958]-[.$D$2])/[.$E$2]" office:value-type="float" office:value="1.1825730029097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([.A959]-[.$D$2])/[.$E$2]" office:value-type="float" office:value="1.0814444488512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([.A960]-[.$D$2])/[.$E$2]" office:value-type="float" office:value="1.1733794979953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([.A961]-[.$D$2])/[.$E$2]" office:value-type="float" office:value="1.2469275373106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[.A962]-[.$D$2])/[.$E$2]" office:value-type="float" office:value="1.7433768026887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([.A963]-[.$D$2])/[.$E$2]" office:value-type="float" office:value="2.4880507007558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([.A964]-[.$D$2])/[.$E$2]" office:value-type="float" office:value="2.7638558481880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[.A965]-[.$D$2])/[.$E$2]" office:value-type="float" office:value="2.5524052351566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([.A966]-[.$D$2])/[.$E$2]" office:value-type="float" office:value="1.2561210422250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.A967]-[.$D$2])/[.$E$2]" office:value-type="float" office:value="0.05177189843749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A968]-[.$D$2])/[.$E$2]" office:value-type="float" office:value="-0.47225788168380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A969]-[.$D$2])/[.$E$2]" office:value-type="float" office:value="-0.50903190134143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A970]-[.$D$2])/[.$E$2]" office:value-type="float" office:value="-0.49983839642703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A971]-[.$D$2])/[.$E$2]" office:value-type="float" office:value="-0.49064489151262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A972]-[.$D$2])/[.$E$2]" office:value-type="float" office:value="-0.51822540625584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A973]-[.$D$2])/[.$E$2]" office:value-type="float" office:value="-0.46306437676939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A974]-[.$D$2])/[.$E$2]" office:value-type="float" office:value="-0.44467736694057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A975]-[.$D$2])/[.$E$2]" office:value-type="float" office:value="-0.46306437676939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A976]-[.$D$2])/[.$E$2]" office:value-type="float" office:value="-0.52741891117025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A977]-[.$D$2])/[.$E$2]" office:value-type="float" office:value="-0.63774097014316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978]-[.$D$2])/[.$E$2]" office:value-type="float" office:value="-0.6561279799719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979]-[.$D$2])/[.$E$2]" office:value-type="float" office:value="-0.69290199962961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98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98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98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98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98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98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98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98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98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98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990]-[.$D$2])/[.$E$2]" office:value-type="float" office:value="-0.69290199962961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A991]-[.$D$2])/[.$E$2]" office:value-type="float" office:value="-0.67451498980079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A992]-[.$D$2])/[.$E$2]" office:value-type="float" office:value="-0.67451498980079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A993]-[.$D$2])/[.$E$2]" office:value-type="float" office:value="-0.66532148488638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A994]-[.$D$2])/[.$E$2]" office:value-type="float" office:value="-0.66532148488638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A995]-[.$D$2])/[.$E$2]" office:value-type="float" office:value="-0.67451498980079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A996]-[.$D$2])/[.$E$2]" office:value-type="float" office:value="-0.70209550454402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99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99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99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A1000]-[.$D$2])/[.$E$2]" office:value-type="float" office:value="-0.70209550454402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A1001]-[.$D$2])/[.$E$2]" office:value-type="float" office:value="-0.49983839642703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A1002]-[.$D$2])/[.$E$2]" office:value-type="float" office:value="-0.47225788168380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A1003]-[.$D$2])/[.$E$2]" office:value-type="float" office:value="-0.46306437676939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A1004]-[.$D$2])/[.$E$2]" office:value-type="float" office:value="-0.48145138659821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A1005]-[.$D$2])/[.$E$2]" office:value-type="float" office:value="-0.55499942591348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A1006]-[.$D$2])/[.$E$2]" office:value-type="float" office:value="-0.61016045539993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A1007]-[.$D$2])/[.$E$2]" office:value-type="float" office:value="-0.61935396031434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A1008]-[.$D$2])/[.$E$2]" office:value-type="float" office:value="-0.60096695048552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A1009]-[.$D$2])/[.$E$2]" office:value-type="float" office:value="-0.56419293082789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A1010]-[.$D$2])/[.$E$2]" office:value-type="float" office:value="-0.56419293082789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A1011]-[.$D$2])/[.$E$2]" office:value-type="float" office:value="-0.55499942591348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A1012]-[.$D$2])/[.$E$2]" office:value-type="float" office:value="-0.50903190134143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A1013]-[.$D$2])/[.$E$2]" office:value-type="float" office:value="-0.45387087185498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A1014]-[.$D$2])/[.$E$2]" office:value-type="float" office:value="-0.40790334728294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A1015]-[.$D$2])/[.$E$2]" office:value-type="float" office:value="-0.40790334728294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A1016]-[.$D$2])/[.$E$2]" office:value-type="float" office:value="-0.54580592099907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01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01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01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02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02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02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02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02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02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02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02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02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02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03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03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A1032]-[.$D$2])/[.$E$2]" office:value-type="float" office:value="-0.68370849471520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A1033]-[.$D$2])/[.$E$2]" office:value-type="float" office:value="-0.67451498980079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1034]-[.$D$2])/[.$E$2]" office:value-type="float" office:value="-0.62854746522875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A1035]-[.$D$2])/[.$E$2]" office:value-type="float" office:value="-0.59177344557111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A1036]-[.$D$2])/[.$E$2]" office:value-type="float" office:value="-0.49983839642703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A1037]-[.$D$2])/[.$E$2]" office:value-type="float" office:value="-0.47225788168380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A1038]-[.$D$2])/[.$E$2]" office:value-type="float" office:value="-0.43548386202616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A1039]-[.$D$2])/[.$E$2]" office:value-type="float" office:value="-0.36193582271089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A1040]-[.$D$2])/[.$E$2]" office:value-type="float" office:value="-0.29758128831003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A1041]-[.$D$2])/[.$E$2]" office:value-type="float" office:value="-0.31596829813885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A1042]-[.$D$2])/[.$E$2]" office:value-type="float" office:value="-0.3527423177964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([.A1043]-[.$D$2])/[.$E$2]" office:value-type="float" office:value="0.27241601638330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[.A1044]-[.$D$2])/[.$E$2]" office:value-type="float" office:value="0.86080033090547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([.A1045]-[.$D$2])/[.$E$2]" office:value-type="float" office:value="1.513539179828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([.A1046]-[.$D$2])/[.$E$2]" office:value-type="float" office:value="2.0099884452065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([.A1047]-[.$D$2])/[.$E$2]" office:value-type="float" office:value="1.936440405891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([.A1048]-[.$D$2])/[.$E$2]" office:value-type="float" office:value="1.6606352584590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([.A1049]-[.$D$2])/[.$E$2]" office:value-type="float" office:value="1.4124106257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([.A1050]-[.$D$2])/[.$E$2]" office:value-type="float" office:value="1.1366054783377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[.A1051]-[.$D$2])/[.$E$2]" office:value-type="float" office:value="1.1182184685089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([.A1052]-[.$D$2])/[.$E$2]" office:value-type="float" office:value="1.0354769242792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[.A1053]-[.$D$2])/[.$E$2]" office:value-type="float" office:value="1.0078964095360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([.A1054]-[.$D$2])/[.$E$2]" office:value-type="float" office:value="0.95273538004955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[.A1055]-[.$D$2])/[.$E$2]" office:value-type="float" office:value="1.0078964095360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([.A1056]-[.$D$2])/[.$E$2]" office:value-type="float" office:value="1.1457989832521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([.A1057]-[.$D$2])/[.$E$2]" office:value-type="float" office:value="1.2653145471394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([.A1058]-[.$D$2])/[.$E$2]" office:value-type="float" office:value="1.4951521699996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([.A1059]-[.$D$2])/[.$E$2]" office:value-type="float" office:value="1.6514417535446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([.A1060]-[.$D$2])/[.$E$2]" office:value-type="float" office:value="1.3480560913691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([.A1061]-[.$D$2])/[.$E$2]" office:value-type="float" office:value="0.92515486530633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A1062]-[.$D$2])/[.$E$2]" office:value-type="float" office:value="0.19886797706803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A1063]-[.$D$2])/[.$E$2]" office:value-type="float" office:value="-0.43548386202616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A1064]-[.$D$2])/[.$E$2]" office:value-type="float" office:value="-0.49064489151262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A1065]-[.$D$2])/[.$E$2]" office:value-type="float" office:value="-0.52741891117025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A1066]-[.$D$2])/[.$E$2]" office:value-type="float" office:value="-0.52741891117025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A1067]-[.$D$2])/[.$E$2]" office:value-type="float" office:value="-0.48145138659821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A1068]-[.$D$2])/[.$E$2]" office:value-type="float" office:value="-0.33435530796767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A1069]-[.$D$2])/[.$E$2]" office:value-type="float" office:value="-0.36193582271089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A1070]-[.$D$2])/[.$E$2]" office:value-type="float" office:value="-0.43548386202616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A1071]-[.$D$2])/[.$E$2]" office:value-type="float" office:value="-0.61016045539993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A1072]-[.$D$2])/[.$E$2]" office:value-type="float" office:value="-0.67451498980079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1073]-[.$D$2])/[.$E$2]" office:value-type="float" office:value="-0.69290199962961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1074]-[.$D$2])/[.$E$2]" office:value-type="float" office:value="-0.69290199962961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07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07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A1077]-[.$D$2])/[.$E$2]" office:value-type="float" office:value="-0.68370849471520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A1078]-[.$D$2])/[.$E$2]" office:value-type="float" office:value="-0.53661241608466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A1079]-[.$D$2])/[.$E$2]" office:value-type="float" office:value="-0.3527423177964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A1080]-[.$D$2])/[.$E$2]" office:value-type="float" office:value="-0.26080726865240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A1081]-[.$D$2])/[.$E$2]" office:value-type="float" office:value="-0.1229046949362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A1082]-[.$D$2])/[.$E$2]" office:value-type="float" office:value="-0.021776140877773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([.A1083]-[.$D$2])/[.$E$2]" office:value-type="float" office:value="0.1804809672392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([.A1084]-[.$D$2])/[.$E$2]" office:value-type="float" office:value="0.46547961958589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([.A1085]-[.$D$2])/[.$E$2]" office:value-type="float" office:value="0.39193158027062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([.A1086]-[.$D$2])/[.$E$2]" office:value-type="float" office:value="0.27241601638330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[.A1087]-[.$D$2])/[.$E$2]" office:value-type="float" office:value="0.12531993775276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[.A1088]-[.$D$2])/[.$E$2]" office:value-type="float" office:value="0.17128746232481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[.A1089]-[.$D$2])/[.$E$2]" office:value-type="float" office:value="0.52983415398675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[.A1090]-[.$D$2])/[.$E$2]" office:value-type="float" office:value="0.97112238987837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([.A1091]-[.$D$2])/[.$E$2]" office:value-type="float" office:value="1.2745080520538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[.A1092]-[.$D$2])/[.$E$2]" office:value-type="float" office:value="1.4859586650852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[.A1093]-[.$D$2])/[.$E$2]" office:value-type="float" office:value="1.9272469009768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([.A1094]-[.$D$2])/[.$E$2]" office:value-type="float" office:value="1.936440405891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([.A1095]-[.$D$2])/[.$E$2]" office:value-type="float" office:value="1.936440405891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([.A1096]-[.$D$2])/[.$E$2]" office:value-type="float" office:value="1.6974092781166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[.A1097]-[.$D$2])/[.$E$2]" office:value-type="float" office:value="1.6330547437158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([.A1098]-[.$D$2])/[.$E$2]" office:value-type="float" office:value="1.4399911405132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([.A1099]-[.$D$2])/[.$E$2]" office:value-type="float" office:value="1.3480560913691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([.A1100]-[.$D$2])/[.$E$2]" office:value-type="float" office:value="1.3572495962835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([.A1101]-[.$D$2])/[.$E$2]" office:value-type="float" office:value="1.4951521699996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([.A1102]-[.$D$2])/[.$E$2]" office:value-type="float" office:value="1.8628923665760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[.A1103]-[.$D$2])/[.$E$2]" office:value-type="float" office:value="2.147891018922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[.A1104]-[.$D$2])/[.$E$2]" office:value-type="float" office:value="2.5524052351566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[.A1105]-[.$D$2])/[.$E$2]" office:value-type="float" office:value="2.6995013137872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([.A1106]-[.$D$2])/[.$E$2]" office:value-type="float" office:value="2.4696636909270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[.A1107]-[.$D$2])/[.$E$2]" office:value-type="float" office:value="2.0743429796074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([.A1108]-[.$D$2])/[.$E$2]" office:value-type="float" office:value="1.4032171208555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([.A1109]-[.$D$2])/[.$E$2]" office:value-type="float" office:value="0.73209126210374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A1110]-[.$D$2])/[.$E$2]" office:value-type="float" office:value="-0.1964527342515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1111]-[.$D$2])/[.$E$2]" office:value-type="float" office:value="-0.62854746522875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1112]-[.$D$2])/[.$E$2]" office:value-type="float" office:value="-0.69290199962961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1113]-[.$D$2])/[.$E$2]" office:value-type="float" office:value="-0.69290199962961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A1114]-[.$D$2])/[.$E$2]" office:value-type="float" office:value="-0.66532148488638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1115]-[.$D$2])/[.$E$2]" office:value-type="float" office:value="-0.6561279799719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A1116]-[.$D$2])/[.$E$2]" office:value-type="float" office:value="-0.63774097014316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1117]-[.$D$2])/[.$E$2]" office:value-type="float" office:value="-0.62854746522875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A1118]-[.$D$2])/[.$E$2]" office:value-type="float" office:value="-0.63774097014316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1119]-[.$D$2])/[.$E$2]" office:value-type="float" office:value="-0.6561279799719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A1120]-[.$D$2])/[.$E$2]" office:value-type="float" office:value="-0.70209550454402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12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12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12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12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12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12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12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12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12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13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A1131]-[.$D$2])/[.$E$2]" office:value-type="float" office:value="-0.71128900945843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1132]-[.$D$2])/[.$E$2]" office:value-type="float" office:value="-0.64693447505757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A1133]-[.$D$2])/[.$E$2]" office:value-type="float" office:value="-0.59177344557111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A1134]-[.$D$2])/[.$E$2]" office:value-type="float" office:value="-0.55499942591348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A1135]-[.$D$2])/[.$E$2]" office:value-type="float" office:value="-0.55499942591348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A1136]-[.$D$2])/[.$E$2]" office:value-type="float" office:value="-0.57338643574230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A1137]-[.$D$2])/[.$E$2]" office:value-type="float" office:value="-0.61016045539993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A1138]-[.$D$2])/[.$E$2]" office:value-type="float" office:value="-0.61935396031434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1139]-[.$D$2])/[.$E$2]" office:value-type="float" office:value="-0.64693447505757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1140]-[.$D$2])/[.$E$2]" office:value-type="float" office:value="-0.64693447505757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A1141]-[.$D$2])/[.$E$2]" office:value-type="float" office:value="-0.5825799406567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A1142]-[.$D$2])/[.$E$2]" office:value-type="float" office:value="-0.45387087185498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A1143]-[.$D$2])/[.$E$2]" office:value-type="float" office:value="-0.36193582271089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A1144]-[.$D$2])/[.$E$2]" office:value-type="float" office:value="-0.36193582271089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A1145]-[.$D$2])/[.$E$2]" office:value-type="float" office:value="-0.41709685219735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A1146]-[.$D$2])/[.$E$2]" office:value-type="float" office:value="-0.48145138659821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A1147]-[.$D$2])/[.$E$2]" office:value-type="float" office:value="-0.49064489151262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A1148]-[.$D$2])/[.$E$2]" office:value-type="float" office:value="-0.49983839642703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A1149]-[.$D$2])/[.$E$2]" office:value-type="float" office:value="-0.50903190134143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A1150]-[.$D$2])/[.$E$2]" office:value-type="float" office:value="-0.50903190134143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A1151]-[.$D$2])/[.$E$2]" office:value-type="float" office:value="-0.52741891117025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A1152]-[.$D$2])/[.$E$2]" office:value-type="float" office:value="-0.50903190134143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A1153]-[.$D$2])/[.$E$2]" office:value-type="float" office:value="-0.52741891117025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A1154]-[.$D$2])/[.$E$2]" office:value-type="float" office:value="-0.54580592099907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A1155]-[.$D$2])/[.$E$2]" office:value-type="float" office:value="-0.47225788168380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A1156]-[.$D$2])/[.$E$2]" office:value-type="float" office:value="-0.49983839642703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A1157]-[.$D$2])/[.$E$2]" office:value-type="float" office:value="-0.46306437676939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A1158]-[.$D$2])/[.$E$2]" office:value-type="float" office:value="-0.44467736694057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A1159]-[.$D$2])/[.$E$2]" office:value-type="float" office:value="-0.50903190134143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A1160]-[.$D$2])/[.$E$2]" office:value-type="float" office:value="-0.5825799406567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A1161]-[.$D$2])/[.$E$2]" office:value-type="float" office:value="-0.57338643574230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A1162]-[.$D$2])/[.$E$2]" office:value-type="float" office:value="-0.61016045539993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1163]-[.$D$2])/[.$E$2]" office:value-type="float" office:value="-0.64693447505757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1164]-[.$D$2])/[.$E$2]" office:value-type="float" office:value="-0.64693447505757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A1165]-[.$D$2])/[.$E$2]" office:value-type="float" office:value="-0.63774097014316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A1166]-[.$D$2])/[.$E$2]" office:value-type="float" office:value="-0.61935396031434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A1167]-[.$D$2])/[.$E$2]" office:value-type="float" office:value="-0.5825799406567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A1168]-[.$D$2])/[.$E$2]" office:value-type="float" office:value="-0.60096695048552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1169]-[.$D$2])/[.$E$2]" office:value-type="float" office:value="-0.6561279799719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17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17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17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17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A1174]-[.$D$2])/[.$E$2]" office:value-type="float" office:value="-0.66532148488638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A1175]-[.$D$2])/[.$E$2]" office:value-type="float" office:value="-0.63774097014316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1176]-[.$D$2])/[.$E$2]" office:value-type="float" office:value="-0.62854746522875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A1177]-[.$D$2])/[.$E$2]" office:value-type="float" office:value="-0.38951633745412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A1178]-[.$D$2])/[.$E$2]" office:value-type="float" office:value="-0.21483974408035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A1179]-[.$D$2])/[.$E$2]" office:value-type="float" office:value="-0.058550160535408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A1180]-[.$D$2])/[.$E$2]" office:value-type="float" office:value="0.014997878779861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A1181]-[.$D$2])/[.$E$2]" office:value-type="float" office:value="0.0058043738654530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.A1182]-[.$D$2])/[.$E$2]" office:value-type="float" office:value="0.060965403351905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.A1183]-[.$D$2])/[.$E$2]" office:value-type="float" office:value="0.070158908266314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([.A1184]-[.$D$2])/[.$E$2]" office:value-type="float" office:value="0.26322251146889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([.A1185]-[.$D$2])/[.$E$2]" office:value-type="float" office:value="0.39193158027062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([.A1186]-[.$D$2])/[.$E$2]" office:value-type="float" office:value="0.61257569821643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([.A1187]-[.$D$2])/[.$E$2]" office:value-type="float" office:value="0.84241332107665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[.A1188]-[.$D$2])/[.$E$2]" office:value-type="float" office:value="1.1549924881665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([.A1189]-[.$D$2])/[.$E$2]" office:value-type="float" office:value="1.3020885667970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([.A1190]-[.$D$2])/[.$E$2]" office:value-type="float" office:value="1.6422482486302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([.A1191]-[.$D$2])/[.$E$2]" office:value-type="float" office:value="1.8261183469183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([.A1192]-[.$D$2])/[.$E$2]" office:value-type="float" office:value="1.7525703076031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([.A1193]-[.$D$2])/[.$E$2]" office:value-type="float" office:value="1.513539179828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([.A1194]-[.$D$2])/[.$E$2]" office:value-type="float" office:value="1.4032171208555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([.A1195]-[.$D$2])/[.$E$2]" office:value-type="float" office:value="1.4124106257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([.A1196]-[.$D$2])/[.$E$2]" office:value-type="float" office:value="1.3480560913691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([.A1197]-[.$D$2])/[.$E$2]" office:value-type="float" office:value="1.311282071711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([.A1198]-[.$D$2])/[.$E$2]" office:value-type="float" office:value="1.3756366061123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([.A1199]-[.$D$2])/[.$E$2]" office:value-type="float" office:value="1.3664431011979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([.A1200]-[.$D$2])/[.$E$2]" office:value-type="float" office:value="1.4951521699996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([.A1201]-[.$D$2])/[.$E$2]" office:value-type="float" office:value="1.7893443272607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([.A1202]-[.$D$2])/[.$E$2]" office:value-type="float" office:value="1.9456339108057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([.A1203]-[.$D$2])/[.$E$2]" office:value-type="float" office:value="2.1295040090938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([.A1204]-[.$D$2])/[.$E$2]" office:value-type="float" office:value="1.9456339108057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([.A1205]-[.$D$2])/[.$E$2]" office:value-type="float" office:value="1.3020885667970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([.A1206]-[.$D$2])/[.$E$2]" office:value-type="float" office:value="0.42870559992825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A1207]-[.$D$2])/[.$E$2]" office:value-type="float" office:value="-0.48145138659821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A1208]-[.$D$2])/[.$E$2]" office:value-type="float" office:value="-0.46306437676939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A1209]-[.$D$2])/[.$E$2]" office:value-type="float" office:value="-0.49064489151262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A1210]-[.$D$2])/[.$E$2]" office:value-type="float" office:value="-0.57338643574230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1211]-[.$D$2])/[.$E$2]" office:value-type="float" office:value="-0.6561279799719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A1212]-[.$D$2])/[.$E$2]" office:value-type="float" office:value="-0.68370849471520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21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21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21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21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21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21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21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22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22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22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22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1224]-[.$D$2])/[.$E$2]" office:value-type="float" office:value="-0.69290199962961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A1225]-[.$D$2])/[.$E$2]" office:value-type="float" office:value="-0.67451498980079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A1226]-[.$D$2])/[.$E$2]" office:value-type="float" office:value="-0.45387087185498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A1227]-[.$D$2])/[.$E$2]" office:value-type="float" office:value="-0.32516180305326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A1228]-[.$D$2])/[.$E$2]" office:value-type="float" office:value="-0.18725922933713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A1229]-[.$D$2])/[.$E$2]" office:value-type="float" office:value="-0.20564623916594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A1230]-[.$D$2])/[.$E$2]" office:value-type="float" office:value="-0.25161376373799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A1231]-[.$D$2])/[.$E$2]" office:value-type="float" office:value="-0.32516180305326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A1232]-[.$D$2])/[.$E$2]" office:value-type="float" office:value="-0.36193582271089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A1233]-[.$D$2])/[.$E$2]" office:value-type="float" office:value="-0.32516180305326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A1234]-[.$D$2])/[.$E$2]" office:value-type="float" office:value="-0.31596829813885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A1235]-[.$D$2])/[.$E$2]" office:value-type="float" office:value="-0.15967871459390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([.A1236]-[.$D$2])/[.$E$2]" office:value-type="float" office:value="0.53902765890116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([.A1237]-[.$D$2])/[.$E$2]" office:value-type="float" office:value="1.0170899144504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([.A1238]-[.$D$2])/[.$E$2]" office:value-type="float" office:value="1.0630574390224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([.A1239]-[.$D$2])/[.$E$2]" office:value-type="float" office:value="0.73209126210374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([.A1240]-[.$D$2])/[.$E$2]" office:value-type="float" office:value="0.43789910484266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([.A1241]-[.$D$2])/[.$E$2]" office:value-type="float" office:value="0.29080302621212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([.A1242]-[.$D$2])/[.$E$2]" office:value-type="float" office:value="0.29999653112653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([.A1243]-[.$D$2])/[.$E$2]" office:value-type="float" office:value="0.31838354095535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([.A1244]-[.$D$2])/[.$E$2]" office:value-type="float" office:value="0.40112508518503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([.A1245]-[.$D$2])/[.$E$2]" office:value-type="float" office:value="0.30919003604094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[.A1246]-[.$D$2])/[.$E$2]" office:value-type="float" office:value="0.34596405569857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[.A1247]-[.$D$2])/[.$E$2]" office:value-type="float" office:value="0.45628611467148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[.A1248]-[.$D$2])/[.$E$2]" office:value-type="float" office:value="0.787252291590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[.A1249]-[.$D$2])/[.$E$2]" office:value-type="float" office:value="1.0078964095360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([.A1250]-[.$D$2])/[.$E$2]" office:value-type="float" office:value="1.0630574390224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[.A1251]-[.$D$2])/[.$E$2]" office:value-type="float" office:value="0.787252291590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A1252]-[.$D$2])/[.$E$2]" office:value-type="float" office:value="-0.012582635963364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A1253]-[.$D$2])/[.$E$2]" office:value-type="float" office:value="-0.57338643574230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A1254]-[.$D$2])/[.$E$2]" office:value-type="float" office:value="-0.61016045539993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A1255]-[.$D$2])/[.$E$2]" office:value-type="float" office:value="-0.61016045539993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A1256]-[.$D$2])/[.$E$2]" office:value-type="float" office:value="-0.61935396031434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A1257]-[.$D$2])/[.$E$2]" office:value-type="float" office:value="-0.60096695048552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A1258]-[.$D$2])/[.$E$2]" office:value-type="float" office:value="-0.5825799406567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A1259]-[.$D$2])/[.$E$2]" office:value-type="float" office:value="-0.55499942591348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A1260]-[.$D$2])/[.$E$2]" office:value-type="float" office:value="-0.53661241608466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A1261]-[.$D$2])/[.$E$2]" office:value-type="float" office:value="-0.50903190134143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A1262]-[.$D$2])/[.$E$2]" office:value-type="float" office:value="-0.57338643574230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1263]-[.$D$2])/[.$E$2]" office:value-type="float" office:value="-0.69290199962961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26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26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26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26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26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26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1270]-[.$D$2])/[.$E$2]" office:value-type="float" office:value="-0.69290199962961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A1271]-[.$D$2])/[.$E$2]" office:value-type="float" office:value="-0.63774097014316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A1272]-[.$D$2])/[.$E$2]" office:value-type="float" office:value="-0.59177344557111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A1273]-[.$D$2])/[.$E$2]" office:value-type="float" office:value="-0.49064489151262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A1274]-[.$D$2])/[.$E$2]" office:value-type="float" office:value="-0.34354881288208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A1275]-[.$D$2])/[.$E$2]" office:value-type="float" office:value="-0.058550160535408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A1276]-[.$D$2])/[.$E$2]" office:value-type="float" office:value="-0.040163150706590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A1277]-[.$D$2])/[.$E$2]" office:value-type="float" office:value="-0.076937170364226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A1278]-[.$D$2])/[.$E$2]" office:value-type="float" office:value="-0.22403324899476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A1279]-[.$D$2])/[.$E$2]" office:value-type="float" office:value="-0.31596829813885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A1280]-[.$D$2])/[.$E$2]" office:value-type="float" office:value="-0.058550160535408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([.A1281]-[.$D$2])/[.$E$2]" office:value-type="float" office:value="0.33677055078416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([.A1282]-[.$D$2])/[.$E$2]" office:value-type="float" office:value="0.77805878667579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([.A1283]-[.$D$2])/[.$E$2]" office:value-type="float" office:value="1.6054742289725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([.A1284]-[.$D$2])/[.$E$2]" office:value-type="float" office:value="1.7617638125175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([.A1285]-[.$D$2])/[.$E$2]" office:value-type="float" office:value="1.6146677338869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([.A1286]-[.$D$2])/[.$E$2]" office:value-type="float" office:value="1.3480560913691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([.A1287]-[.$D$2])/[.$E$2]" office:value-type="float" office:value="1.1090249635945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([.A1288]-[.$D$2])/[.$E$2]" office:value-type="float" office:value="0.90676785547751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([.A1289]-[.$D$2])/[.$E$2]" office:value-type="float" office:value="0.81483280633342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[.A1290]-[.$D$2])/[.$E$2]" office:value-type="float" office:value="0.82402631124783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([.A1291]-[.$D$2])/[.$E$2]" office:value-type="float" office:value="0.85160682599106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[.A1292]-[.$D$2])/[.$E$2]" office:value-type="float" office:value="0.89757435056310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([.A1293]-[.$D$2])/[.$E$2]" office:value-type="float" office:value="0.92515486530633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([.A1294]-[.$D$2])/[.$E$2]" office:value-type="float" office:value="0.9435418751351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([.A1295]-[.$D$2])/[.$E$2]" office:value-type="float" office:value="1.1457989832521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[.A1296]-[.$D$2])/[.$E$2]" office:value-type="float" office:value="1.5595067044005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([.A1297]-[.$D$2])/[.$E$2]" office:value-type="float" office:value="1.7893443272607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[.A1298]-[.$D$2])/[.$E$2]" office:value-type="float" office:value="1.6698287633734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([.A1299]-[.$D$2])/[.$E$2]" office:value-type="float" office:value="1.1366054783377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([.A1300]-[.$D$2])/[.$E$2]" office:value-type="float" office:value="0.24483550164008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A1301]-[.$D$2])/[.$E$2]" office:value-type="float" office:value="-0.49983839642703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A1302]-[.$D$2])/[.$E$2]" office:value-type="float" office:value="-0.5825799406567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A1303]-[.$D$2])/[.$E$2]" office:value-type="float" office:value="-0.5825799406567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A1304]-[.$D$2])/[.$E$2]" office:value-type="float" office:value="-0.55499942591348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A1305]-[.$D$2])/[.$E$2]" office:value-type="float" office:value="-0.51822540625584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A1306]-[.$D$2])/[.$E$2]" office:value-type="float" office:value="-0.55499942591348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A1307]-[.$D$2])/[.$E$2]" office:value-type="float" office:value="-0.48145138659821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A1308]-[.$D$2])/[.$E$2]" office:value-type="float" office:value="-0.51822540625584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A1309]-[.$D$2])/[.$E$2]" office:value-type="float" office:value="-0.56419293082789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1310]-[.$D$2])/[.$E$2]" office:value-type="float" office:value="-0.62854746522875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31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31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31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31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31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A1316]-[.$D$2])/[.$E$2]" office:value-type="float" office:value="-0.68370849471520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A1317]-[.$D$2])/[.$E$2]" office:value-type="float" office:value="-0.63774097014316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A1318]-[.$D$2])/[.$E$2]" office:value-type="float" office:value="-0.49983839642703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A1319]-[.$D$2])/[.$E$2]" office:value-type="float" office:value="-0.40790334728294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A1320]-[.$D$2])/[.$E$2]" office:value-type="float" office:value="-0.37112932762530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A1321]-[.$D$2])/[.$E$2]" office:value-type="float" office:value="-0.26080726865240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A1322]-[.$D$2])/[.$E$2]" office:value-type="float" office:value="-0.15967871459390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([.A1323]-[.$D$2])/[.$E$2]" office:value-type="float" office:value="0.11612643283835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A1324]-[.$D$2])/[.$E$2]" office:value-type="float" office:value="0.19886797706803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[.A1325]-[.$D$2])/[.$E$2]" office:value-type="float" office:value="0.17128746232481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([.A1326]-[.$D$2])/[.$E$2]" office:value-type="float" office:value="0.30919003604094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([.A1327]-[.$D$2])/[.$E$2]" office:value-type="float" office:value="0.44709260975707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[.A1328]-[.$D$2])/[.$E$2]" office:value-type="float" office:value="0.7137042522749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([.A1329]-[.$D$2])/[.$E$2]" office:value-type="float" office:value="1.3296690815403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[.A1330]-[.$D$2])/[.$E$2]" office:value-type="float" office:value="1.6698287633734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([.A1331]-[.$D$2])/[.$E$2]" office:value-type="float" office:value="2.2766000877244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([.A1332]-[.$D$2])/[.$E$2]" office:value-type="float" office:value="2.35934163195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([.A1333]-[.$D$2])/[.$E$2]" office:value-type="float" office:value="2.1295040090938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[.A1334]-[.$D$2])/[.$E$2]" office:value-type="float" office:value="1.8536988616616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[.A1335]-[.$D$2])/[.$E$2]" office:value-type="float" office:value="1.522732684742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([.A1336]-[.$D$2])/[.$E$2]" office:value-type="float" office:value="1.3020885667970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([.A1337]-[.$D$2])/[.$E$2]" office:value-type="float" office:value="1.311282071711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([.A1338]-[.$D$2])/[.$E$2]" office:value-type="float" office:value="1.4124106257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([.A1339]-[.$D$2])/[.$E$2]" office:value-type="float" office:value="1.5687002093149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[.A1340]-[.$D$2])/[.$E$2]" office:value-type="float" office:value="1.7801508223463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([.A1341]-[.$D$2])/[.$E$2]" office:value-type="float" office:value="2.0099884452065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[.A1342]-[.$D$2])/[.$E$2]" office:value-type="float" office:value="2.147891018922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([.A1343]-[.$D$2])/[.$E$2]" office:value-type="float" office:value="2.2857935926388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([.A1344]-[.$D$2])/[.$E$2]" office:value-type="float" office:value="1.936440405891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([.A1345]-[.$D$2])/[.$E$2]" office:value-type="float" office:value="1.219347022567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[.A1346]-[.$D$2])/[.$E$2]" office:value-type="float" office:value="0.60338219330202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A1347]-[.$D$2])/[.$E$2]" office:value-type="float" office:value="-0.14129170476508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A1348]-[.$D$2])/[.$E$2]" office:value-type="float" office:value="-0.61935396031434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A1349]-[.$D$2])/[.$E$2]" office:value-type="float" office:value="-0.61935396031434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A1350]-[.$D$2])/[.$E$2]" office:value-type="float" office:value="-0.60096695048552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A1351]-[.$D$2])/[.$E$2]" office:value-type="float" office:value="-0.63774097014316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A1352]-[.$D$2])/[.$E$2]" office:value-type="float" office:value="-0.66532148488638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A1353]-[.$D$2])/[.$E$2]" office:value-type="float" office:value="-0.68370849471520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1354]-[.$D$2])/[.$E$2]" office:value-type="float" office:value="-0.6561279799719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1355]-[.$D$2])/[.$E$2]" office:value-type="float" office:value="-0.6561279799719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1356]-[.$D$2])/[.$E$2]" office:value-type="float" office:value="-0.6561279799719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A1357]-[.$D$2])/[.$E$2]" office:value-type="float" office:value="-0.66532148488638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A1358]-[.$D$2])/[.$E$2]" office:value-type="float" office:value="-0.68370849471520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35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36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36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36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36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36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1365]-[.$D$2])/[.$E$2]" office:value-type="float" office:value="-0.69290199962961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A1366]-[.$D$2])/[.$E$2]" office:value-type="float" office:value="-0.56419293082789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A1367]-[.$D$2])/[.$E$2]" office:value-type="float" office:value="-0.43548386202616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A1368]-[.$D$2])/[.$E$2]" office:value-type="float" office:value="-0.34354881288208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A1369]-[.$D$2])/[.$E$2]" office:value-type="float" office:value="-0.20564623916594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A1370]-[.$D$2])/[.$E$2]" office:value-type="float" office:value="0.0058043738654530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A1371]-[.$D$2])/[.$E$2]" office:value-type="float" office:value="0.19886797706803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([.A1372]-[.$D$2])/[.$E$2]" office:value-type="float" office:value="0.29080302621212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([.A1373]-[.$D$2])/[.$E$2]" office:value-type="float" office:value="0.33677055078416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([.A1374]-[.$D$2])/[.$E$2]" office:value-type="float" office:value="0.42870559992825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[.A1375]-[.$D$2])/[.$E$2]" office:value-type="float" office:value="0.52983415398675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([.A1376]-[.$D$2])/[.$E$2]" office:value-type="float" office:value="1.1733794979953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([.A1377]-[.$D$2])/[.$E$2]" office:value-type="float" office:value="1.4951521699996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([.A1378]-[.$D$2])/[.$E$2]" office:value-type="float" office:value="1.8077313370895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([.A1379]-[.$D$2])/[.$E$2]" office:value-type="float" office:value="2.1386975140082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([.A1380]-[.$D$2])/[.$E$2]" office:value-type="float" office:value="2.0283754550353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([.A1381]-[.$D$2])/[.$E$2]" office:value-type="float" office:value="1.8628923665760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([.A1382]-[.$D$2])/[.$E$2]" office:value-type="float" office:value="1.6146677338869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([.A1383]-[.$D$2])/[.$E$2]" office:value-type="float" office:value="1.3388625864547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([.A1384]-[.$D$2])/[.$E$2]" office:value-type="float" office:value="1.2837015569682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([.A1385]-[.$D$2])/[.$E$2]" office:value-type="float" office:value="1.2837015569682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([.A1386]-[.$D$2])/[.$E$2]" office:value-type="float" office:value="1.3848301110267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([.A1387]-[.$D$2])/[.$E$2]" office:value-type="float" office:value="1.5319261896573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[.A1388]-[.$D$2])/[.$E$2]" office:value-type="float" office:value="1.4859586650852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([.A1389]-[.$D$2])/[.$E$2]" office:value-type="float" office:value="1.724989792859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([.A1390]-[.$D$2])/[.$E$2]" office:value-type="float" office:value="1.835311851832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([.A1391]-[.$D$2])/[.$E$2]" office:value-type="float" office:value="2.0835364845218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[.A1392]-[.$D$2])/[.$E$2]" office:value-type="float" office:value="1.7433768026887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([.A1393]-[.$D$2])/[.$E$2]" office:value-type="float" office:value="1.1090249635945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([.A1394]-[.$D$2])/[.$E$2]" office:value-type="float" office:value="0.40112508518503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A1395]-[.$D$2])/[.$E$2]" office:value-type="float" office:value="-0.47225788168380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A1396]-[.$D$2])/[.$E$2]" office:value-type="float" office:value="-0.55499942591348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A1397]-[.$D$2])/[.$E$2]" office:value-type="float" office:value="-0.56419293082789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A1398]-[.$D$2])/[.$E$2]" office:value-type="float" office:value="-0.59177344557111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A1399]-[.$D$2])/[.$E$2]" office:value-type="float" office:value="-0.59177344557111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A1400]-[.$D$2])/[.$E$2]" office:value-type="float" office:value="-0.60096695048552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A1401]-[.$D$2])/[.$E$2]" office:value-type="float" office:value="-0.63774097014316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40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40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40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40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40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40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40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40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41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1411]-[.$D$2])/[.$E$2]" office:value-type="float" office:value="-0.64693447505757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A1412]-[.$D$2])/[.$E$2]" office:value-type="float" office:value="-0.60096695048552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A1413]-[.$D$2])/[.$E$2]" office:value-type="float" office:value="-0.53661241608466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A1414]-[.$D$2])/[.$E$2]" office:value-type="float" office:value="-0.38951633745412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A1415]-[.$D$2])/[.$E$2]" office:value-type="float" office:value="-0.28838778339562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A1416]-[.$D$2])/[.$E$2]" office:value-type="float" office:value="-0.25161376373799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A1417]-[.$D$2])/[.$E$2]" office:value-type="float" office:value="-0.16887221950831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A1418]-[.$D$2])/[.$E$2]" office:value-type="float" office:value="-0.18725922933713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A1419]-[.$D$2])/[.$E$2]" office:value-type="float" office:value="-0.21483974408035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A1420]-[.$D$2])/[.$E$2]" office:value-type="float" office:value="-0.20564623916594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A1421]-[.$D$2])/[.$E$2]" office:value-type="float" office:value="-0.15048520967949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A1422]-[.$D$2])/[.$E$2]" office:value-type="float" office:value="-0.086130675278634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[.A1423]-[.$D$2])/[.$E$2]" office:value-type="float" office:value="0.34596405569857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[.A1424]-[.$D$2])/[.$E$2]" office:value-type="float" office:value="0.89757435056310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([.A1425]-[.$D$2])/[.$E$2]" office:value-type="float" office:value="1.421604130684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([.A1426]-[.$D$2])/[.$E$2]" office:value-type="float" office:value="2.3777286417829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([.A1427]-[.$D$2])/[.$E$2]" office:value-type="float" office:value="2.7454688383592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([.A1428]-[.$D$2])/[.$E$2]" office:value-type="float" office:value="2.460470186012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([.A1429]-[.$D$2])/[.$E$2]" office:value-type="float" office:value="1.9548274157201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([.A1430]-[.$D$2])/[.$E$2]" office:value-type="float" office:value="1.5319261896573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([.A1431]-[.$D$2])/[.$E$2]" office:value-type="float" office:value="1.3388625864547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([.A1432]-[.$D$2])/[.$E$2]" office:value-type="float" office:value="1.3940236159411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[.A1433]-[.$D$2])/[.$E$2]" office:value-type="float" office:value="1.4859586650852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([.A1434]-[.$D$2])/[.$E$2]" office:value-type="float" office:value="1.6606352584590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([.A1435]-[.$D$2])/[.$E$2]" office:value-type="float" office:value="1.7525703076031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[.A1436]-[.$D$2])/[.$E$2]" office:value-type="float" office:value="1.5962807240581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([.A1437]-[.$D$2])/[.$E$2]" office:value-type="float" office:value="1.6606352584590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[.A1438]-[.$D$2])/[.$E$2]" office:value-type="float" office:value="1.7066027830310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([.A1439]-[.$D$2])/[.$E$2]" office:value-type="float" office:value="1.6514417535446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[.A1440]-[.$D$2])/[.$E$2]" office:value-type="float" office:value="1.4491846454276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[.A1441]-[.$D$2])/[.$E$2]" office:value-type="float" office:value="1.1182184685089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([.A1442]-[.$D$2])/[.$E$2]" office:value-type="float" office:value="0.42870559992825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A1443]-[.$D$2])/[.$E$2]" office:value-type="float" office:value="-0.31596829813885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A1444]-[.$D$2])/[.$E$2]" office:value-type="float" office:value="-0.39870984236853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A1445]-[.$D$2])/[.$E$2]" office:value-type="float" office:value="-0.45387087185498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A1446]-[.$D$2])/[.$E$2]" office:value-type="float" office:value="-0.46306437676939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A1447]-[.$D$2])/[.$E$2]" office:value-type="float" office:value="-0.41709685219735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A1448]-[.$D$2])/[.$E$2]" office:value-type="float" office:value="-0.39870984236853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A1449]-[.$D$2])/[.$E$2]" office:value-type="float" office:value="-0.36193582271089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A1450]-[.$D$2])/[.$E$2]" office:value-type="float" office:value="-0.36193582271089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A1451]-[.$D$2])/[.$E$2]" office:value-type="float" office:value="-0.49983839642703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1452]-[.$D$2])/[.$E$2]" office:value-type="float" office:value="-0.64693447505757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A1453]-[.$D$2])/[.$E$2]" office:value-type="float" office:value="-0.70209550454402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45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A1455]-[.$D$2])/[.$E$2]" office:value-type="float" office:value="-0.71128900945843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1456]-[.$D$2])/[.$E$2]" office:value-type="float" office:value="-0.64693447505757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A1457]-[.$D$2])/[.$E$2]" office:value-type="float" office:value="-0.61016045539993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A1458]-[.$D$2])/[.$E$2]" office:value-type="float" office:value="-0.56419293082789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A1459]-[.$D$2])/[.$E$2]" office:value-type="float" office:value="-0.49983839642703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A1460]-[.$D$2])/[.$E$2]" office:value-type="float" office:value="-0.37112932762530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A1461]-[.$D$2])/[.$E$2]" office:value-type="float" office:value="-0.29758128831003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A1462]-[.$D$2])/[.$E$2]" office:value-type="float" office:value="-0.21483974408035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A1463]-[.$D$2])/[.$E$2]" office:value-type="float" office:value="-0.13209819985067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A1464]-[.$D$2])/[.$E$2]" office:value-type="float" office:value="-0.10451768510745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A1465]-[.$D$2])/[.$E$2]" office:value-type="float" office:value="-0.14129170476508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A1466]-[.$D$2])/[.$E$2]" office:value-type="float" office:value="-0.17806572442272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A1467]-[.$D$2])/[.$E$2]" office:value-type="float" office:value="-0.1964527342515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A1468]-[.$D$2])/[.$E$2]" office:value-type="float" office:value="-0.13209819985067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A1469]-[.$D$2])/[.$E$2]" office:value-type="float" office:value="-0.040163150706590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([.A1470]-[.$D$2])/[.$E$2]" office:value-type="float" office:value="0.29999653112653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([.A1471]-[.$D$2])/[.$E$2]" office:value-type="float" office:value="0.88838084564869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([.A1472]-[.$D$2])/[.$E$2]" office:value-type="float" office:value="1.5503131994861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([.A1473]-[.$D$2])/[.$E$2]" office:value-type="float" office:value="2.249019572981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[.A1474]-[.$D$2])/[.$E$2]" office:value-type="float" office:value="2.6995013137872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([.A1475]-[.$D$2])/[.$E$2]" office:value-type="float" office:value="2.5432117302422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[.A1476]-[.$D$2])/[.$E$2]" office:value-type="float" office:value="2.2949870975532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([.A1477]-[.$D$2])/[.$E$2]" office:value-type="float" office:value="2.0927299894362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([.A1478]-[.$D$2])/[.$E$2]" office:value-type="float" office:value="1.8812793764048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[.A1479]-[.$D$2])/[.$E$2]" office:value-type="float" office:value="1.7801508223463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([.A1480]-[.$D$2])/[.$E$2]" office:value-type="float" office:value="1.8077313370895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([.A1481]-[.$D$2])/[.$E$2]" office:value-type="float" office:value="1.6974092781166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[.A1482]-[.$D$2])/[.$E$2]" office:value-type="float" office:value="1.9640209206345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[.A1483]-[.$D$2])/[.$E$2]" office:value-type="float" office:value="2.2582130778956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[.A1484]-[.$D$2])/[.$E$2]" office:value-type="float" office:value="2.5891792548143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([.A1485]-[.$D$2])/[.$E$2]" office:value-type="float" office:value="2.7270818285304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([.A1486]-[.$D$2])/[.$E$2]" office:value-type="float" office:value="2.4788571958414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([.A1487]-[.$D$2])/[.$E$2]" office:value-type="float" office:value="1.8812793764048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([.A1488]-[.$D$2])/[.$E$2]" office:value-type="float" office:value="1.2928950618826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([.A1489]-[.$D$2])/[.$E$2]" office:value-type="float" office:value="0.58499518347320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A1490]-[.$D$2])/[.$E$2]" office:value-type="float" office:value="-0.41709685219735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A1491]-[.$D$2])/[.$E$2]" office:value-type="float" office:value="-0.5825799406567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A1492]-[.$D$2])/[.$E$2]" office:value-type="float" office:value="-0.5825799406567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A1493]-[.$D$2])/[.$E$2]" office:value-type="float" office:value="-0.60096695048552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A1494]-[.$D$2])/[.$E$2]" office:value-type="float" office:value="-0.61935396031434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1495]-[.$D$2])/[.$E$2]" office:value-type="float" office:value="-0.62854746522875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A1496]-[.$D$2])/[.$E$2]" office:value-type="float" office:value="-0.5825799406567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A1497]-[.$D$2])/[.$E$2]" office:value-type="float" office:value="-0.61016045539993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A1498]-[.$D$2])/[.$E$2]" office:value-type="float" office:value="-0.67451498980079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49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50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50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50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50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50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50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50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A1507]-[.$D$2])/[.$E$2]" office:value-type="float" office:value="-0.66532148488638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A1508]-[.$D$2])/[.$E$2]" office:value-type="float" office:value="-0.52741891117025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A1509]-[.$D$2])/[.$E$2]" office:value-type="float" office:value="-0.38951633745412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A1510]-[.$D$2])/[.$E$2]" office:value-type="float" office:value="-0.22403324899476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A1511]-[.$D$2])/[.$E$2]" office:value-type="float" office:value="-0.17806572442272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A1512]-[.$D$2])/[.$E$2]" office:value-type="float" office:value="-0.23322675390917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A1513]-[.$D$2])/[.$E$2]" office:value-type="float" office:value="-0.33435530796767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A1514]-[.$D$2])/[.$E$2]" office:value-type="float" office:value="-0.38032283253971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A1515]-[.$D$2])/[.$E$2]" office:value-type="float" office:value="-0.41709685219735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A1516]-[.$D$2])/[.$E$2]" office:value-type="float" office:value="-0.4262903571117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A1517]-[.$D$2])/[.$E$2]" office:value-type="float" office:value="-0.18725922933713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([.A1518]-[.$D$2])/[.$E$2]" office:value-type="float" office:value="0.33677055078416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[.A1519]-[.$D$2])/[.$E$2]" office:value-type="float" office:value="0.787252291590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([.A1520]-[.$D$2])/[.$E$2]" office:value-type="float" office:value="1.4032171208555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[.A1521]-[.$D$2])/[.$E$2]" office:value-type="float" office:value="1.9272469009768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([.A1522]-[.$D$2])/[.$E$2]" office:value-type="float" office:value="1.9824079304633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([.A1523]-[.$D$2])/[.$E$2]" office:value-type="float" office:value="1.835311851832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([.A1524]-[.$D$2])/[.$E$2]" office:value-type="float" office:value="1.4307976355988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([.A1525]-[.$D$2])/[.$E$2]" office:value-type="float" office:value="1.099831458680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[.A1526]-[.$D$2])/[.$E$2]" office:value-type="float" office:value="0.86080033090547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([.A1527]-[.$D$2])/[.$E$2]" office:value-type="float" office:value="0.81483280633342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[.A1528]-[.$D$2])/[.$E$2]" office:value-type="float" office:value="0.75047827193256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([.A1529]-[.$D$2])/[.$E$2]" office:value-type="float" office:value="0.85160682599106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([.A1530]-[.$D$2])/[.$E$2]" office:value-type="float" office:value="0.92515486530633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([.A1531]-[.$D$2])/[.$E$2]" office:value-type="float" office:value="1.0538639341080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([.A1532]-[.$D$2])/[.$E$2]" office:value-type="float" office:value="1.3388625864547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[.A1533]-[.$D$2])/[.$E$2]" office:value-type="float" office:value="1.6330547437158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[.A1534]-[.$D$2])/[.$E$2]" office:value-type="float" office:value="1.8904728813192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([.A1535]-[.$D$2])/[.$E$2]" office:value-type="float" office:value="1.5778937142293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([.A1536]-[.$D$2])/[.$E$2]" office:value-type="float" office:value="0.91596136039192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([.A1537]-[.$D$2])/[.$E$2]" office:value-type="float" office:value="0.18967447215362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A1538]-[.$D$2])/[.$E$2]" office:value-type="float" office:value="-0.66532148488638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A1539]-[.$D$2])/[.$E$2]" office:value-type="float" office:value="-0.68370849471520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1540]-[.$D$2])/[.$E$2]" office:value-type="float" office:value="-0.69290199962961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1541]-[.$D$2])/[.$E$2]" office:value-type="float" office:value="-0.69290199962961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1542]-[.$D$2])/[.$E$2]" office:value-type="float" office:value="-0.69290199962961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1543]-[.$D$2])/[.$E$2]" office:value-type="float" office:value="-0.6561279799719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1544]-[.$D$2])/[.$E$2]" office:value-type="float" office:value="-0.64693447505757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1545]-[.$D$2])/[.$E$2]" office:value-type="float" office:value="-0.6561279799719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A1546]-[.$D$2])/[.$E$2]" office:value-type="float" office:value="-0.66532148488638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A1547]-[.$D$2])/[.$E$2]" office:value-type="float" office:value="-0.68370849471520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54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54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55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55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A1552]-[.$D$2])/[.$E$2]" office:value-type="float" office:value="-0.71128900945843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A1553]-[.$D$2])/[.$E$2]" office:value-type="float" office:value="-0.67451498980079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A1554]-[.$D$2])/[.$E$2]" office:value-type="float" office:value="-0.56419293082789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A1555]-[.$D$2])/[.$E$2]" office:value-type="float" office:value="-0.43548386202616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A1556]-[.$D$2])/[.$E$2]" office:value-type="float" office:value="-0.31596829813885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A1557]-[.$D$2])/[.$E$2]" office:value-type="float" office:value="-0.20564623916594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A1558]-[.$D$2])/[.$E$2]" office:value-type="float" office:value="-0.1229046949362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A1559]-[.$D$2])/[.$E$2]" office:value-type="float" office:value="-0.067743665449817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A1560]-[.$D$2])/[.$E$2]" office:value-type="float" office:value="-0.058550160535408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[.A1561]-[.$D$2])/[.$E$2]" office:value-type="float" office:value="0.17128746232481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[.A1562]-[.$D$2])/[.$E$2]" office:value-type="float" office:value="0.13451344266717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[.A1563]-[.$D$2])/[.$E$2]" office:value-type="float" office:value="0.12531993775276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([.A1564]-[.$D$2])/[.$E$2]" office:value-type="float" office:value="0.29080302621212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([.A1565]-[.$D$2])/[.$E$2]" office:value-type="float" office:value="0.63096270804525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([.A1566]-[.$D$2])/[.$E$2]" office:value-type="float" office:value="1.219347022567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([.A1567]-[.$D$2])/[.$E$2]" office:value-type="float" office:value="1.7157962879454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([.A1568]-[.$D$2])/[.$E$2]" office:value-type="float" office:value="2.0651494746930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([.A1569]-[.$D$2])/[.$E$2]" office:value-type="float" office:value="2.046762464864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([.A1570]-[.$D$2])/[.$E$2]" office:value-type="float" office:value="1.7525703076031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([.A1571]-[.$D$2])/[.$E$2]" office:value-type="float" office:value="1.4124106257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([.A1572]-[.$D$2])/[.$E$2]" office:value-type="float" office:value="1.1917665078241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([.A1573]-[.$D$2])/[.$E$2]" office:value-type="float" office:value="1.0630574390224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([.A1574]-[.$D$2])/[.$E$2]" office:value-type="float" office:value="1.1090249635945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([.A1575]-[.$D$2])/[.$E$2]" office:value-type="float" office:value="1.2469275373106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([.A1576]-[.$D$2])/[.$E$2]" office:value-type="float" office:value="1.3296690815403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[.A1577]-[.$D$2])/[.$E$2]" office:value-type="float" office:value="1.5595067044005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[.A1578]-[.$D$2])/[.$E$2]" office:value-type="float" office:value="1.8904728813192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[.A1579]-[.$D$2])/[.$E$2]" office:value-type="float" office:value="2.2949870975532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([.A1580]-[.$D$2])/[.$E$2]" office:value-type="float" office:value="2.3501481270396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([.A1581]-[.$D$2])/[.$E$2]" office:value-type="float" office:value="2.0283754550353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([.A1582]-[.$D$2])/[.$E$2]" office:value-type="float" office:value="1.2469275373106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[.A1583]-[.$D$2])/[.$E$2]" office:value-type="float" office:value="0.49306013432911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A1584]-[.$D$2])/[.$E$2]" office:value-type="float" office:value="-0.049356655620999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A1585]-[.$D$2])/[.$E$2]" office:value-type="float" office:value="-0.56419293082789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A1586]-[.$D$2])/[.$E$2]" office:value-type="float" office:value="-0.5825799406567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A1587]-[.$D$2])/[.$E$2]" office:value-type="float" office:value="-0.51822540625584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A1588]-[.$D$2])/[.$E$2]" office:value-type="float" office:value="-0.51822540625584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A1589]-[.$D$2])/[.$E$2]" office:value-type="float" office:value="-0.55499942591348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A1590]-[.$D$2])/[.$E$2]" office:value-type="float" office:value="-0.60096695048552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A1591]-[.$D$2])/[.$E$2]" office:value-type="float" office:value="-0.63774097014316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A1592]-[.$D$2])/[.$E$2]" office:value-type="float" office:value="-0.66532148488638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A1593]-[.$D$2])/[.$E$2]" office:value-type="float" office:value="-0.67451498980079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A1594]-[.$D$2])/[.$E$2]" office:value-type="float" office:value="-0.70209550454402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59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59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59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59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59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0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0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0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1603]-[.$D$2])/[.$E$2]" office:value-type="float" office:value="-0.69290199962961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A1604]-[.$D$2])/[.$E$2]" office:value-type="float" office:value="-0.61016045539993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A1605]-[.$D$2])/[.$E$2]" office:value-type="float" office:value="-0.48145138659821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A1606]-[.$D$2])/[.$E$2]" office:value-type="float" office:value="-0.31596829813885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A1607]-[.$D$2])/[.$E$2]" office:value-type="float" office:value="-0.30677479322444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A1608]-[.$D$2])/[.$E$2]" office:value-type="float" office:value="-0.34354881288208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A1609]-[.$D$2])/[.$E$2]" office:value-type="float" office:value="-0.38951633745412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A1610]-[.$D$2])/[.$E$2]" office:value-type="float" office:value="-0.45387087185498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A1611]-[.$D$2])/[.$E$2]" office:value-type="float" office:value="-0.43548386202616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A1612]-[.$D$2])/[.$E$2]" office:value-type="float" office:value="-0.38032283253971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A1613]-[.$D$2])/[.$E$2]" office:value-type="float" office:value="-0.13209819985067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([.A1614]-[.$D$2])/[.$E$2]" office:value-type="float" office:value="0.53902765890116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([.A1615]-[.$D$2])/[.$E$2]" office:value-type="float" office:value="1.3572495962835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([.A1616]-[.$D$2])/[.$E$2]" office:value-type="float" office:value="2.0927299894362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([.A1617]-[.$D$2])/[.$E$2]" office:value-type="float" office:value="1.9916014353777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([.A1618]-[.$D$2])/[.$E$2]" office:value-type="float" office:value="1.6974092781166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([.A1619]-[.$D$2])/[.$E$2]" office:value-type="float" office:value="1.2377340323962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([.A1620]-[.$D$2])/[.$E$2]" office:value-type="float" office:value="1.0354769242792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([.A1621]-[.$D$2])/[.$E$2]" office:value-type="float" office:value="0.80563930141901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[.A1622]-[.$D$2])/[.$E$2]" office:value-type="float" office:value="0.7137042522749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([.A1623]-[.$D$2])/[.$E$2]" office:value-type="float" office:value="0.80563930141901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[.A1624]-[.$D$2])/[.$E$2]" office:value-type="float" office:value="0.89757435056310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([.A1625]-[.$D$2])/[.$E$2]" office:value-type="float" office:value="1.0170899144504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([.A1626]-[.$D$2])/[.$E$2]" office:value-type="float" office:value="1.1274119734233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([.A1627]-[.$D$2])/[.$E$2]" office:value-type="float" office:value="1.4583781503420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([.A1628]-[.$D$2])/[.$E$2]" office:value-type="float" office:value="1.75257030760312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[.A1629]-[.$D$2])/[.$E$2]" office:value-type="float" office:value="1.9272469009768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([.A1630]-[.$D$2])/[.$E$2]" office:value-type="float" office:value="1.55031319948613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([.A1631]-[.$D$2])/[.$E$2]" office:value-type="float" office:value="1.0538639341080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[.A1632]-[.$D$2])/[.$E$2]" office:value-type="float" office:value="0.52983415398675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A1633]-[.$D$2])/[.$E$2]" office:value-type="float" office:value="-0.35274231779649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A1634]-[.$D$2])/[.$E$2]" office:value-type="float" office:value="-0.57338643574230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A1635]-[.$D$2])/[.$E$2]" office:value-type="float" office:value="-0.591773445571118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A1636]-[.$D$2])/[.$E$2]" office:value-type="float" office:value="-0.5825799406567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A1637]-[.$D$2])/[.$E$2]" office:value-type="float" office:value="-0.52741891117025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A1638]-[.$D$2])/[.$E$2]" office:value-type="float" office:value="-0.463064376769395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A1639]-[.$D$2])/[.$E$2]" office:value-type="float" office:value="-0.4262903571117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A1640]-[.$D$2])/[.$E$2]" office:value-type="float" office:value="-0.453870871854987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A1641]-[.$D$2])/[.$E$2]" office:value-type="float" office:value="-0.49983839642703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A1642]-[.$D$2])/[.$E$2]" office:value-type="float" office:value="-0.610160455399936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1643]-[.$D$2])/[.$E$2]" office:value-type="float" office:value="-0.64693447505757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4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4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4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4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4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4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5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5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5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5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5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5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5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5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5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5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6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6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6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6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6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6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6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6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6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6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7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7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7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7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7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7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7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7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7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7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8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8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8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8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8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8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8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8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8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8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9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9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9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9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9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9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9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9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9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69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0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0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0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0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0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0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0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0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0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0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1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1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1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1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1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1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1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1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1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1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2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2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2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2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2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2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2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2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2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2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3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3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3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3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3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3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3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3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3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3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4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4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4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4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4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4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4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4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4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4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5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5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5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5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5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5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5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5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5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5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6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6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6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6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6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6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6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6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6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6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7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7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7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7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7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7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7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7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7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7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8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8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8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8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8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8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8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8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8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8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9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9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9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9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9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9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9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9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9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79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0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0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0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0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0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0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0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0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0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0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1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1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1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1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1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1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1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1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1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1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2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2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2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2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2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2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2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2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2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2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3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3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3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3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3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3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3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3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3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3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4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4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4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4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4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4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4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4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4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4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5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5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5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5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5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5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5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5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5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5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6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6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6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6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6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6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6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6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6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6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7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7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7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7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7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7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7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7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78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79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80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81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82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83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84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85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86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87]-[.$D$2])/[.$E$2]" office:value-type="float" office:value="-0.720482514372841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888]-[.$D$2])/[.$E$2]" office:value-type="float" office:value="-0.720482514372841" calcext:value-type="float">
            <text:p/>
          </table:table-cell>
          <table:table-cell table:number-columns-repeated="7"/>
        </table:table-row>
      </table:table>
      <table:table table:name="Hoja2" table:style-name="ta1">
        <table:table-column table:style-name="co2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vg</text:p>
          </table:table-cell>
          <table:table-cell table:formula="of:=AVERAGE([.D3:.F3])" office:value-type="float" office:value="5" calcext:value-type="float">
            <text:p/>
          </table:table-cell>
        </table:table-row>
        <table:table-row table:style-name="ro1">
          <table:table-cell table:number-columns-repeated="3"/>
          <table:table-cell table:formula="of:=([.D3]-[.$I$3])/[.$I$4]" office:value-type="float" office:value="-1.22474487139159" calcext:value-type="float">
            <text:p/>
          </table:table-cell>
          <table:table-cell table:formula="of:=([.E3]-[.$I$3])/[.$I$4]" office:value-type="float" office:value="0" calcext:value-type="float">
            <text:p/>
          </table:table-cell>
          <table:table-cell table:formula="of:=([.F3]-[.$I$3])/[.$I$4]" office:value-type="float" office:value="1.22474487139159" calcext:value-type="float">
            <text:p/>
          </table:table-cell>
          <table:table-cell/>
          <table:table-cell office:value-type="string" calcext:value-type="string">
            <text:p>stdev</text:p>
          </table:table-cell>
          <table:table-cell table:formula="of:=STDEVP([.D3:.F3])" office:value-type="float" office:value="4.08248290463863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0/00/0000</text:date>, <text:time style:data-style-name="N2" text:time-value="16:44:05.99444750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5T17:01:25.599468764</dc:date>
    <dc:creator>Antonio-Miguel Bellot</dc:creator>
    <meta:generator>LibreOffice/4.2.1.1$Linux_X86_64 LibreOffice_project/420m0$Build-1</meta:generator>
    <meta:editing-duration>PT41M28S</meta:editing-duration>
    <meta:editing-cycles>7</meta:editing-cycles>
    <meta:document-statistic meta:table-count="2" meta:cell-count="3801" meta:object-count="0"/>
  </office:meta>
</office:document-meta>
</file>